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calligra:shadow-blur-radius="12.6085pt" draw:fill="none" draw:shadow="visible" draw:shadow-color="#000000" draw:shadow-offset-x="5.10182pt" draw:shadow-offset-y="6.08011pt" draw:shadow-opacity="60%" draw:stroke="solid" draw:stroke-linejoin="miter" draw:textarea-horizontal-align="left" draw:textarea-vertical-align="top" fo:margin="0.000000000000000pt" style:wrap="biggest" style:wrap-contour="true" style:wrap-contour-mode="full" style:wrap-dynamic-threshold="0.000000000000000pt" svg:fill-rule="evenodd" svg:stroke-color="#800000" svg:stroke-linecap="square" svg:stroke-opacity="0.564706" svg:stroke-width="42.519758699999997pt"/>
    </style:style>
    <style:style style:name="gr2" style:family="graphic">
      <style:graphic-properties calligra:shadow-blur-radius="12.4725pt" draw:fill="none" draw:shadow="visible" draw:shadow-color="#000000" draw:shadow-offset-x="5.10182pt" draw:shadow-offset-y="6.08011pt" draw:shadow-opacity="60%"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0.564706" svg:stroke-width="42.587790313919996pt"/>
    </style:style>
    <style:style style:name="gr3" style:family="graphic">
      <style:graphic-properties draw:fill="gradient" draw:fill-gradient-name="gradient1"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4" style:family="graphic">
      <style:graphic-properties calligra:stroke-miterlimit="0"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1.133860232000000pt"/>
    </style:style>
    <style:style style:name="gr5"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133860232000000pt"/>
    </style:style>
    <style:style style:name="gr6" style:family="graphic">
      <style:graphic-properties draw:fill="solid" draw:fill-color="#000000" draw:stroke="none" draw:textarea-horizontal-align="left" draw:textarea-vertical-align="top" fo:margin="0.000000000000000pt" style:wrap="biggest" style:wrap-contour="true" style:wrap-contour-mode="full" style:wrap-dynamic-threshold="0.000000000000000pt" svg:fill-rule="nonzero"/>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0999999999963pt" fo:page-width="595.277000000000044pt" style:print-orientation="portrait"/>
    </style:page-layout>
  </office:automatic-styles>
  <office:body>
    <office:drawing>
      <draw:page draw:name="" draw:id="page1" xml:id="page1" draw:master-page-name="Default">
        <draw:layer-set>
          <draw:layer draw:name="OL" draw:protected="true"/>
          <draw:layer draw:name="Shape" draw:protected="true"/>
          <draw:layer draw:name=""/>
        </draw:layer-set>
        <draw:ellipse draw:style-name="gr1" xml:id="shape-1" draw:id="shape-1" draw:layer="OL" svg:width="161.79664169381pt" svg:height="252.75012106406pt" svg:x="156.97183421681pt" svg:y="326.27063588361pt" draw:kind="full">
          <draw:glue-point draw:id="4" svg:x="0.50000000000pt" svg:y="0.50000000000pt" draw:align="center"/>
        </draw:ellipse>
        <draw:path draw:style-name="gr2" xml:id="shape-2" draw:id="shape-2" draw:layer="OL" svg:width="122.03306026059pt" svg:height="208.87306568947pt" svg:x="270.57517480999pt" svg:y="425.51602660152pt" svg:viewBox="0 0 122 209" svg:d="M0 0C0.304702 138.9 0.457053 208.495 0.457053 208.786C0.457053 209.076 40.9824 208.641 122.033 207.478" calligra:nodeTypes="czc">
          <draw:glue-point draw:id="4" svg:x="0.50000000000pt" svg:y="0.50000000000pt" draw:align="center"/>
        </draw:path>
        <draw:path draw:style-name="gr3" xml:id="shape-3" draw:id="shape-3" draw:layer="Shape" svg:width="510.23710440000pt" svg:height="510.23710440000pt" svg:x="44.25094019957pt" svg:y="231.03863726359pt" svg:viewBox="0 0 510 510" svg:d="M510.237 255.119L510.151 248.43L509.895 241.783L509.47 235.181L508.878 228.626L508.123 222.119L507.205 215.664L506.127 209.261L504.891 202.913L503.499 196.622L501.954 190.391L500.257 184.221L498.41 178.114L496.416 172.073L494.276 166.099L491.993 160.196L489.57 154.364L487.007 148.606L484.307 142.924L481.472 137.32L478.504 131.797L475.406 126.355L472.179 120.999L468.826 115.728L465.348 110.547L461.748 105.456L458.028 100.458L454.19 95.5549L450.236 90.7489L446.169 86.0421L441.989 81.4365L437.7 76.9342L433.303 72.5374L428.801 68.2481L424.195 64.0685L419.488 60.0007L414.682 56.0467L409.779 52.2086L404.781 48.4886L399.69 44.8888L394.509 41.4112L389.239 38.0579L383.882 34.8312L378.441 31.7329L372.917 28.7654L367.313 25.9305L361.631 23.2306L355.873 20.6676L350.041 18.2436L344.138 15.9609L338.164 13.8213L332.123 11.8272L326.016 9.98048L319.846 8.28334L313.615 6.73786L307.324 5.34615L300.976 4.1103L294.574 3.03242L288.118 2.1146L281.611 1.35894L275.056 0.767557L268.454 0.342537L261.807 0.0859843L255.119 0L248.43 0.0859843L241.783 0.342537L235.181 0.767557L228.626 1.35894L222.119 2.1146L215.664 3.03242L209.261 4.1103L202.913 5.34615L196.622 6.73786L190.391 8.28334L184.221 9.98048L178.114 11.8272L172.073 13.8213L166.099 15.9609L160.196 18.2436L154.364 20.6676L148.606 23.2306L142.924 25.9305L137.32 28.7654L131.797 31.7329L126.355 34.8312L120.999 38.0579L115.728 41.4112L110.547 44.8888L105.456 48.4886L100.458 52.2086L95.5549 56.0467L90.7489 60.0007L86.0421 64.0685L81.4365 68.2481L76.9342 72.5374L72.5374 76.9342L68.2481 81.4365L64.0685 86.0421L60.0007 90.7489L56.0467 95.5549L52.2086 100.458L48.4886 105.456L44.8888 110.547L41.4112 115.728L38.0579 120.999L34.8312 126.355L31.7329 131.797L28.7654 137.32L25.9305 142.924L23.2306 148.606L20.6676 154.364L18.2436 160.196L15.9609 166.099L13.8213 172.073L11.8272 178.114L9.98048 184.221L8.28334 190.391L6.73786 196.622L5.34615 202.913L4.1103 209.261L3.03242 215.664L2.1146 222.119L1.35894 228.626L0.767557 235.181L0.342537 241.783L0.0859843 248.43L0 255.119L0 510.237L255.119 510.237L261.807 510.151L268.454 509.895L275.056 509.47L281.611 508.878L288.118 508.123L294.574 507.205L300.976 506.127L307.324 504.891L313.615 503.499L319.846 501.954L326.016 500.257L332.123 498.41L338.164 496.416L344.138 494.276L350.041 491.993L355.873 489.57L361.631 487.007L367.313 484.307L372.917 481.472L378.441 478.504L383.882 475.406L389.239 472.179L394.509 468.826L399.69 465.348L404.781 461.748L409.779 458.028L414.682 454.19L419.488 450.236L424.195 446.169L428.801 441.989L433.303 437.7L437.7 433.303L441.989 428.801L446.169 424.195L450.236 419.488L454.19 414.682L458.028 409.779L461.748 404.781L465.348 399.69L468.826 394.509L472.179 389.239L475.406 383.882L478.504 378.441L481.472 372.917L484.307 367.313L487.007 361.631L489.57 355.873L491.993 350.041L494.276 344.138L496.416 338.164L498.41 332.123L500.257 326.016L501.954 319.846L503.499 313.615L504.891 307.324L506.127 300.976L507.205 294.574L508.123 288.118L508.878 281.611L509.47 275.056L509.895 268.454L510.151 261.807L510.237 255.119" calligra:nodeTypes="cccccccccccccccccccccccccccccccccccccccccccccccccccccccccccccccccccccccccccccccccccccccccccccccccccccccccccccccccccccccccccccccccccccccccccccccccccccccccccccccccccccccccccccccccccccccccccccccc">
          <draw:glue-point draw:id="4" svg:x="0.50000000000pt" svg:y="0.50000000000pt" draw:align="center"/>
        </draw:path>
        <draw:path draw:style-name="gr4" xml:id="shape-4" draw:id="shape-4" draw:layer="" svg:width="356.25936968310pt" svg:height="308.50280112888pt" svg:x="85.92590010858pt" svg:y="395.81534816537pt" svg:viewBox="0 0 356 309" svg:d="M284.848 54.3006C302.147 54.0498 310.796 53.9245 310.796 53.9245C314.452 50.268 318.623 41.1419 306.986 35.1519C295.35 29.1619 283.839 39.065 283.798 47.4329C283.757 55.8009 286.599 64.7123 300.28 69.4903C313.962 74.2684 330.154 68.4272 333.811 45.5746C337.467 22.722 317.198 14.8071 303.674 15.1144C290.149 15.4218 274.148 23.6567 269.578 41.9388C265.007 60.2209 275.322 74.7611 290.261 82.4985C305.201 90.2359 327.022 87.069 341.648 75.0652C356.274 63.0615 356.514 40.4567 356.191 35.9599C355.545 26.9661 344.683 -10.8505 293.493 3.77522C242.303 18.4009 231.269 88.2034 217.557 160.418C208.416 208.561 188.001 257.922 156.312 308.503L0 306.675C35.3454 267.977 62.4639 228.671 81.3554 188.755C109.693 128.881 109.236 116.084 120.205 82.2617C131.174 48.4398 138.944 32.9 152.656 20.1026C166.367 7.3051 177.04 0.275892 191.044 0.0863201C205.047 -0.103252 270.225 0.00667017 317.651 0.543373" calligra:nodeTypes="cczzzzzzzzzzzcczzzzc">
          <draw:glue-point draw:id="4" svg:x="0.50000000000pt" svg:y="0.50000000000pt" draw:align="center"/>
        </draw:path>
        <draw:path draw:style-name="gr5" xml:id="shape-5" draw:id="shape-5" draw:layer="" svg:width="75.74776389739pt" svg:height="0.00000000000pt" svg:x="319.02275678610pt" svg:y="482.64760912052pt" svg:viewBox="0 0 76 0" svg:d="M75.7478 0L0 0" calligra:nodeTypes="cc">
          <draw:glue-point draw:id="4" svg:x="0.50000000000pt" svg:y="0.50000000000pt" draw:align="center"/>
        </draw:path>
        <draw:path draw:style-name="gr5" xml:id="shape-6" draw:id="shape-6" draw:layer="" svg:width="33.22171891863pt" svg:height="0.08079625884pt" svg:x="362.04803585401pt" svg:y="466.74311631483pt" svg:viewBox="0 0 33 0" svg:d="M33.2217 0.0807963L0 0" calligra:nodeTypes="cc">
          <draw:glue-point draw:id="4" svg:x="0.50000000000pt" svg:y="0.50000000000pt" draw:align="center"/>
        </draw:path>
        <draw:path draw:style-name="gr5" xml:id="shape-7" draw:id="shape-7" draw:layer="" svg:width="34.03681676640pt" svg:height="0.08079625884pt" draw:transform="matrix(1.00000000000 0.00000000000 0.00000000000 -1.00000000000 357.20026032372pt 410.89034147666pt)" svg:viewBox="0 0 34 0" svg:d="M34.0368 0L0 0.0807963" calligra:nodeTypes="cc">
          <draw:glue-point draw:id="4" svg:x="0.50000000000pt" svg:y="0.50000000000pt" draw:align="center"/>
        </draw:path>
        <draw:path draw:style-name="gr6" xml:id="shape-8" draw:id="shape-8" draw:layer="" svg:width="109.47071982916pt" svg:height="40.47875969410pt" svg:x="128.74075016093pt" svg:y="650.25766098173pt" svg:viewBox="0 0 109 40" svg:d="M2.93612 25.6775C1.95741 23.9823 0.978708 22.2872 0 20.592C2.70628 19.2941 5.24489 17.6554 8.0332 16.5107C13.7603 14.1594 19.3761 12.0309 23.0876 6.68387C23.983 5.39393 25.0894 3.53079 25.801 2.34494C25.8239 2.30672 27.1395 0.426232 27.0251 0L32.9015 10.1782C32.2619 10.5913 31.8285 11.5861 31.4365 12.2057C30.4082 13.8309 29.4329 15.4878 28.4385 17.1338C23.5904 25.1587 17.1687 32.2454 12.7352 40.4788L6.86998 30.3198C7.94811 28.7031 8.80168 26.9467 9.8864 25.3302C12.5459 21.3668 17.0193 17.8804 20.9297 15.0641C22.1815 14.1626 24.2027 12.2646 25.0318 14.2811L30.8509 24.36C31.1104 25.8333 31.3113 27.3438 31.8443 28.7479L25.9981 18.6218C26.5269 19.1113 27.1634 18.4139 27.5323 18.0705C28.7491 16.9375 29.6909 15.6269 30.726 14.3381C31.182 13.7704 32.0062 12.3579 32.1701 13.6276L38.0163 23.7536C37.9583 24.1914 37.9642 24.5894 38.0718 25.0187L32.2225 14.8875C32.8495 15.2875 34.1586 14.6437 34.8105 14.6175C36.0149 14.5692 36.5612 16.1042 37.8693 15.4663C38.7127 15.055 41.0652 13.1735 42.0791 13.7294C42.8609 14.1581 43.9981 16.2368 45.0074 16.0138C46.2922 15.7299 48.8091 14.1679 50.0093 14.5468C51.0838 14.8859 51.8352 15.8199 52.8298 16.3117C54.2585 17.0183 55.9075 15.6227 57.3877 15.7295C58.5443 15.813 59.0687 17.0359 60.163 17.1612C61.372 17.2997 62.7771 16.1681 63.9269 15.9683C65.3959 15.7129 66.0097 17.2009 66.6825 18.1607C66.899 18.4694 67.1131 19.0121 67.486 18.9569C69.8986 18.5995 72.9137 12.4852 75.0828 15.8184L80.886 25.8698C81.2179 27.0768 81.3721 28.5015 82.0695 29.531L76.233 19.4219C77.6214 19.5407 80.973 15.4188 82.6754 14.383C84.7092 13.1455 84.779 15.7082 86.3649 15.9094C88.1418 16.1349 89.5618 14.2242 91.3372 14.8225C92.1425 15.0939 92.7758 15.8979 93.4565 16.3106C93.9974 16.6386 96.3598 17.7936 97.1808 18.0263C99.4639 18.6735 101.327 18.654 103.599 18.4009C103.84 18.374 103.841 18.8208 103.962 19.0308C104.491 19.9461 105.019 20.8615 105.548 21.7769C106.429 23.3025 107.309 24.828 108.19 26.3536C108.478 26.8523 108.766 27.351 109.054 27.8497C109.175 28.0597 109.623 28.3508 109.418 28.4796C106.816 30.1106 101.534 27.7628 99.2756 26.3897C98.5607 25.955 97.9897 25.1872 97.1594 24.9069C95.3391 24.2924 93.9739 26.2101 92.1923 26.0028C91.153 25.8819 90.822 24.0201 89.5713 24.1678C88.0529 24.3473 87.6588 24.8016 86.2673 25.9793C81.991 29.5989 84.1393 29.7957 82.0695 29.531L76.233 19.4219C75.5476 18.425 75.4052 16.9987 75.0828 15.8184L80.886 25.8698C78.6781 22.5027 75.626 28.6664 73.3269 29.0735C72.9359 29.1427 72.7198 28.549 72.4923 28.2236C72.0426 27.58 71.5485 26.4867 70.7012 26.1356C68.9794 25.4221 67.6131 27.4501 65.9915 27.2566C64.8998 27.1264 64.3521 25.8906 63.1951 25.7883C62.3287 25.7116 60.412 26.4009 59.7942 26.4826C58.1126 26.7051 57.2865 25.1003 55.8339 24.6352C54.4795 24.2016 52.1871 25.7679 50.8367 26.1103C49.4487 26.4622 48.8976 23.4699 47.4154 23.7332C45.942 23.995 44.3037 26.0061 42.8472 25.7622C42.0162 25.623 41.515 24.7811 40.6444 24.7221C39.8664 24.6694 38.7622 25.4717 38.0718 25.0187L32.2225 14.8875C32.12 14.4406 32.1408 14.1022 32.1701 13.6276L38.0163 23.7536C37.9881 22.4747 36.8127 24.0251 36.5173 24.3689C35.4346 25.6293 34.5503 26.9865 33.3557 28.1572C32.988 28.5175 32.3747 29.2613 31.8443 28.7479L25.9981 18.6218C25.4948 17.2263 25.2929 15.7362 25.0318 14.2811L30.8509 24.36C30.2751 22.9054 29.249 23.5063 28.1048 24.1649C26.4226 25.1333 24.8255 26.4067 23.3411 27.6515C20.5818 29.9655 17.6805 32.3446 15.6836 35.3705C15.183 36.129 14.0342 38.1437 13.7696 38.6197C13.7149 38.7182 12.8993 40.4225 12.7352 40.4788L6.86998 30.3198C8.58363 27.8737 9.92917 25.1742 11.732 22.7867C14.6023 18.9852 17.6171 15.2867 20.1285 11.2318C21.7641 8.59102 23.2945 5.88309 24.9165 3.2336C25.5143 2.25703 26.1376 0.766697 27.0251 0L32.9015 10.1782C32.9069 10.5211 32.5725 10.7802 32.3968 11.0748C31.517 12.5504 30.6738 14.0465 29.7461 15.4937C24.2066 24.1356 14.1423 25.674 5.87224 30.763C4.89353 29.0679 3.91483 27.3727 2.93612 25.6775Z" calligra:nodeTypes="cccccccccccccccccccccccccccccccccccccccccccccccccccccccccccccccccccccccccccccccccccccccccccccc">
          <draw:glue-point draw:id="4" svg:x="0.50000000000pt" svg:y="0.50000000000pt" draw:align="center"/>
        </draw:path>
        <draw:path draw:style-name="gr6" xml:id="shape-9" draw:id="shape-9" draw:layer="" svg:width="24.43386063300pt" svg:height="39.60950572733pt" svg:x="162.56264701218pt" svg:y="604.93293460588pt" svg:viewBox="0 0 24 40" svg:d="M2.93612 21.6406C1.95741 19.9454 0.978709 18.2502 0 16.555C1.86649 15.6599 3.61792 13.844 5.17525 12.4785C7.90326 10.0864 10.6915 7.82227 13.3354 5.33096C14.6293 4.11172 15.7563 2.76456 16.9921 1.48843C17.4729 0.99199 18.3425 -0.511718 18.5682 0.141469L24.4339 10.3011C24.0446 12.3936 22.2453 14.6416 21.2078 16.4771C18.4691 21.3226 16.114 26.2066 13.8003 31.2907C12.8919 33.2867 12.0373 35.3123 11.1783 37.3309C11.1537 37.3886 10.5053 39.4756 10.2447 39.5788C10.0188 39.6683 10.0017 39.1579 9.8802 38.9474C9.35047 38.0299 8.82075 37.1124 8.29102 36.1949C7.40815 34.6657 6.52527 33.1365 5.6424 31.6073C5.44194 31.2601 4.39968 29.9658 4.41207 29.4763C4.42609 28.9225 5.16986 27.6398 5.34504 27.2273C5.96605 25.7653 6.58177 24.2905 7.22057 22.8364C9.57454 17.4782 12.102 12.3984 14.9165 7.29151C16.0636 5.20996 18.1495 2.54944 18.5682 0.141469L24.4339 10.3011C24.2208 9.65019 23.285 11.0623 22.7971 11.5429C21.53 12.7913 20.4352 14.1657 19.1434 15.3901C16.8845 17.531 14.4996 19.4739 12.1479 21.5076C10.1327 23.2502 8.14877 25.3252 5.87224 26.7261C4.89353 25.0309 3.91483 23.3357 2.93612 21.6406Z" calligra:nodeTypes="ccccccccccccccccccccccccc">
          <draw:glue-point draw:id="4" svg:x="0.50000000000pt" svg:y="0.50000000000pt" draw:align="center"/>
        </draw:path>
        <draw:path draw:style-name="gr6" xml:id="shape-10" draw:id="shape-10" draw:layer="" svg:width="52.70347127843pt" svg:height="27.07246277698pt" svg:x="178.96970160739pt" svg:y="616.43933519029pt" svg:viewBox="0 0 53 27" svg:d="M2.93726 22.0194C1.95817 20.3236 0.979087 18.6278 0 16.932C2.18342 12.801 5.1178 8.97278 7.89998 5.20974C8.79835 3.99465 9.62923 2.72955 10.5372 1.52235C10.609 1.42698 11.933 -0.615635 11.9762 0.245995L17.8281 10.3818C16.9361 12.8022 15.5331 16.0297 15.8923 18.6253L10.055 8.51484C13.6337 6.2538 17.1209 3.82244 20.7326 1.62204C22.2474 0.699178 23.9289 -0.403229 24.9832 1.53107L30.7764 11.5651C31.2075 12.4337 31.8913 13.3433 32.1424 14.2792C32.4329 15.362 32.0949 17.0868 32.8985 17.99L27.0581 7.87405C27.6644 7.98176 28.8468 8.01601 29.499 7.99513C29.9562 7.98049 30.5888 7.42627 31.0433 7.59904C32.2211 8.04679 32.9211 9.05612 34.0228 9.59257C35.3172 10.2229 37.7721 10.4118 39.1516 10.3772C40.5739 10.3417 41.7629 9.30444 43.1274 9.04859C44.4626 8.79824 45.497 10.1364 46.8733 10.1222L52.7035 20.2204C51.3133 20.2371 50.2765 18.8718 48.9289 19.0971C47.5484 19.3278 46.3814 20.2816 44.9786 20.4699C43.6929 20.6425 41.0703 20.1361 39.8561 19.6962C38.7388 19.2914 38.0369 18.1489 36.8827 17.7131C36.3855 17.5255 35.8557 17.9875 35.3385 18.1094C34.8586 18.2226 33.3111 18.0819 32.8985 17.99L27.0581 7.87405C26.2948 7.05675 26.6119 5.24458 26.3326 4.21638C26.0811 3.28997 25.4098 2.39179 24.9832 1.53107L30.7764 11.5651C29.37 9.04321 26.5137 11.3241 24.8039 12.3393C21.6717 14.1992 18.7456 16.3683 15.8923 18.6253L10.055 8.51484C9.89324 5.776 11.2484 2.87254 11.9762 0.245995L17.8281 10.3818C17.8282 9.74969 16.7023 11.0189 16.303 11.509C15.1971 12.8663 14.2324 14.3809 13.1961 15.7956C10.6308 19.2977 7.44632 23.0748 5.87451 27.1069C4.89543 25.4111 3.91634 23.7153 2.93726 22.0194Z" calligra:nodeTypes="cccccccccccccccccccccccccccccccccccccccc">
          <draw:glue-point draw:id="4" svg:x="0.50000000000pt" svg:y="0.50000000000pt" draw:align="center"/>
        </draw:path>
        <draw:path draw:style-name="gr6" xml:id="shape-11" draw:id="shape-11" draw:layer="" svg:width="6.59700171654pt" svg:height="10.88969254157pt" svg:x="221.47559900152pt" svg:y="610.95829607848pt" svg:viewBox="0 0 7 11" svg:d="M0 0.92961C0.867859 -1.18285 1.89404 1.9729 2.41234 2.87063C3.44422 4.6579 4.4761 6.44517 5.50799 8.23244C5.63653 8.45509 6.68109 9.88449 6.59157 10.1093C6.44447 10.4786 5.98967 10.71 5.87451 11.1046Z" calligra:nodeTypes="cccccc">
          <draw:glue-point draw:id="4" svg:x="0.50000000000pt" svg:y="0.50000000000pt" draw:align="center"/>
        </draw:path>
        <draw:path draw:style-name="gr6" xml:id="shape-12" draw:id="shape-12" draw:layer="" svg:width="131.55717190522pt" svg:height="116.87620781195pt" svg:x="181.03511495175pt" svg:y="571.12969971448pt" svg:viewBox="0 0 132 117" svg:d="M5.44237 8.3777C4.54488 6.82319 3.64738 5.26868 2.74988 3.71417C2.54163 2.14307 5.80425 -0.163847 6.98341 0.0141828C9.39417 0.378161 12.1734 2.46874 13.1838 4.68168L18.5275 13.9372C20.9405 18.2115 18.4903 20.8387 15.7206 24.1701C14.0802 26.1432 12.4181 28.0754 10.4656 29.7559C-65.7337 95.3401 38.2075 5.76743 6.98133 32.7415C6.80262 32.8958 5.66627 34.0497 5.38525 33.9852L0 24.6577C0.433348 23.9349 0.843364 23.1874 1.47853 22.6196C5.33442 19.1726 10.0417 22.364 13.5472 24.5139L18.8945 33.7756C15.2037 31.4936 10.9114 28.5959 6.83283 31.8935C6.16858 32.4305 5.7465 33.2252 5.38525 33.9852L0 24.6577C0.265253 24.809 1.48141 23.6277 1.64045 23.4908C124.056 -81.8556 -298.375 281.44 5.12162 20.4998C7.08138 18.8149 8.73249 16.8921 10.3748 14.9109C13.0113 11.7302 15.5507 8.89836 13.1838 4.68168L18.5275 13.9372C17.5287 11.7158 14.7282 9.63587 12.334 9.28168C10.7768 9.05132 8.09333 11.5852 8.13486 13.0412C7.23736 11.4867 6.33987 9.9322 5.44237 8.3777Z" calligra:nodeTypes="cccccccccccccccccccccccc">
          <draw:glue-point draw:id="4" svg:x="0.50000000000pt" svg:y="0.50000000000pt" draw:align="center"/>
        </draw:path>
        <draw:path draw:style-name="gr6" xml:id="shape-13" draw:id="shape-13" draw:layer="" svg:width="24.83998489861pt" svg:height="35.80358005758pt" svg:x="202.54209531349pt" svg:y="573.31009392256pt" svg:viewBox="0 0 25 36" svg:d="M15.472 4.89828C16.3695 6.45279 17.267 8.0073 18.1645 9.56181C17.0994 10.7463 16.4486 12.5524 15.7325 13.9595C13.5185 18.3099 12.0673 23.0515 10.1555 27.5363C10.0162 27.8631 9.87699 28.1901 9.72817 28.5127C9.1697 29.7234 6.89147 35.4671 5.47861 32.299L0.121675 23.0205C-0.0320567 22.4775 0.205677 20.4746 1.04667 20.6592C2.0359 20.8762 3.05925 22.7487 3.64965 23.4942C5.45011 25.7677 8.22376 27.5389 11.0785 25.8999C17.8758 21.9975 21.9588 10.4771 18.0769 3.59157L23.4114 12.8311C20.6555 8.31049 14.0689 8.60383 9.83925 10.7141C9.03111 11.1173 8.31859 11.5853 7.63978 12.1794C7.44925 12.3462 6.95657 12.9962 6.70329 13.0436C6.63451 13.0565 6.07907 11.9625 6.05138 11.9145C5.45947 10.8893 4.86756 9.86406 4.27565 8.83885C3.52202 7.53352 2.76838 6.22818 2.01475 4.92285C1.94147 4.79592 1.30981 3.94423 1.36284 3.79371C1.75506 2.68031 4.56888 1.43181 5.34442 1.07729C5.85138 0.845544 6.38008 0.644782 6.91519 0.487494C7.48936 0.318726 7.86731 0.271626 8.50829 0.182648C9.00965 0.113051 9.92945 0.00115369 10.4599 0.00374659C11.0491 0.00662695 12.0899 0.102347 12.6701 0.205699C14.9328 0.608708 16.8587 1.61128 18.0769 3.59157L23.4114 12.8311C27.3298 19.783 23.1119 31.2638 16.4244 35.1593C13.5806 36.8158 10.8026 35.0348 8.99881 32.7592C8.40328 32.0079 7.41648 30.1999 6.42113 29.968C5.50118 29.7537 5.37504 31.7882 5.47861 32.299L0.121675 23.0205C1.47946 26.2198 3.85159 20.4412 4.39616 19.2774C6.61455 14.5364 8.10096 9.44063 10.4123 4.74156C11.1443 3.25354 11.7656 1.5464 12.7796 0.234761C13.677 1.78927 14.5745 3.34378 15.472 4.89828Z" calligra:nodeTypes="ccccccccccccccccccccccccccccccccccc">
          <draw:glue-point draw:id="4" svg:x="0.50000000000pt" svg:y="0.50000000000pt" draw:align="center"/>
        </draw:path>
        <draw:path draw:style-name="gr6" xml:id="shape-14" draw:id="shape-14" draw:layer="" svg:width="46.64861306990pt" svg:height="20.09574867449pt" svg:x="221.70083768406pt" svg:y="591.67957383380pt" svg:viewBox="0 0 47 20" svg:d="M12.3101 6.55524C13.2076 8.10974 14.1051 9.66425 15.0026 11.2188C15.1218 10.3187 13.0534 9.80954 12.5884 9.6797C9.54724 8.83038 7.37531 9.11762 5.78719 12.1514C5.24183 13.1932 5.23182 14.0594 5.89494 15.0199L0.552448 5.76647C1.17725 6.41439 1.8278 7.00987 2.66485 7.36776C3.26168 7.62294 3.91124 7.78905 4.54908 7.90064C4.9856 7.97701 5.47847 8.07206 5.92416 8.00499C8.56319 7.60784 7.96569 4.46397 10.0894 3.85205C12.1262 3.2652 14.3834 3.59252 16.4624 3.18859C17.0512 3.07419 18.2106 2.58645 18.5296 3.38776L23.8966 12.6837C23.862 13.4963 23.7386 14.2271 23.4119 14.9739C22.532 16.9853 18.8772 22.2637 16.3743 18.8637L11.0044 9.56288C10.6563 8.84614 12.362 9.62553 12.3643 9.62647C13.8479 10.2547 15.3453 10.703 16.9671 10.8353C19.967 11.0799 23.2088 8.31542 25.2431 6.5794C25.8833 6.03306 27.1237 4.77947 26.5239 3.86263L31.8899 13.1569C31.0345 12.5401 29.5025 14.4106 29.8725 15.2873L24.5041 5.98893C26.8677 7.69209 31.1836 7.49398 33.7657 6.57022C34.1616 6.42862 37.94 4.31901 38.5603 5.39884L43.93 14.6994C43.8833 15.636 43.3482 16.4283 42.9252 17.24L37.544 7.9195C38.3184 6.93958 40.4428 4.11145 41.4007 6.26784L46.7618 15.5535L46.7878 16.1453L41.4321 6.86899L41.4007 6.26784L46.7618 15.5535C45.9541 13.2698 43.5753 16.3285 42.9252 17.24L37.544 7.9195C38.1347 7.21905 38.4937 6.30248 38.5603 5.39884L43.93 14.6994C43.2476 13.5115 39.5408 15.5767 39.0663 15.7511C36.4701 16.7051 32.2829 16.9437 29.8725 15.2873L24.5041 5.98893C24.0621 5.22875 25.697 3.26081 26.5239 3.86263L31.8899 13.1569C32.5848 13.9907 31.0702 15.3686 30.5788 15.821C28.6033 17.6395 25.4589 20.0845 22.5383 20.0958C20.7512 20.1027 19.1042 19.4416 17.4826 18.8069C17.3963 18.7731 16.0878 18.2478 16.3743 18.8637L11.0044 9.56288C12.5023 11.7446 14.0852 10.516 15.3651 9.14732C17.0295 7.36747 18.4428 5.87964 18.5296 3.38776L23.8966 12.6837C23.6134 11.5508 20.8747 12.6132 20.2145 12.6557C18.5696 12.7617 16.0561 12.4516 14.6156 13.4796C13.1391 14.5335 14.0006 16.988 11.2676 17.2599C9.24717 17.4609 7.2516 16.4243 5.89494 15.0199L0.552448 5.76647C-0.656884 4.0366 0.97796 0.790359 2.99832 0.188144C4.20124 -0.170414 5.5081 0.0492646 6.7108 0.30491C7.39175 0.449651 9.65151 0.821693 9.61765 1.89171C10.5151 3.44622 11.4126 5.00073 12.3101 6.55524Z" calligra:nodeTypes="cccccccccccccccccccccccccccccccccccccccccccccccccccccccccccc">
          <draw:glue-point draw:id="4" svg:x="0.50000000000pt" svg:y="0.50000000000pt" draw:align="center"/>
        </draw:path>
        <draw:path draw:style-name="gr6" xml:id="shape-15" draw:id="shape-15" draw:layer="" svg:width="20.66348943717pt" svg:height="31.79834451760pt" svg:x="189.78711867595pt" svg:y="536.91078306852pt" svg:viewBox="0 0 21 32" svg:d="M10.4477 4.23957C9.63175 2.82638 8.81584 1.41319 7.99994 3.04388e-15C11.4319 0.155138 13.2956 0.892414 15.1937 3.87918L20.0551 12.2995C20.3836 13.2133 20.7274 14.1126 20.6246 15.1006C20.3459 17.78 16.8493 18.8565 14.6399 19.066C13.7091 19.1543 12.8428 19.067 11.9424 18.8031C11.5567 18.69 10.854 18.7709 10.817 18.3708L5.92242 9.89316C6.66624 9.49633 7.84526 9.7759 8.60272 9.95692C11.0361 10.5385 13.0364 12.4979 14.2812 14.5716L19.1355 22.9797C19.6954 24.1311 20.3029 25.448 20.0781 26.7657C19.5644 29.7764 15.7483 31.8354 12.9405 31.7978C9.57265 31.7528 6.14747 29.3699 4.85925 26.3434C3.2395 23.5379 1.61975 20.7324 0 17.9269C-0.101234 17.7515 0.202469 18.2776 0.303703 18.4529C0.544135 18.8693 0.784567 19.2858 1.025 19.7022C1.96142 21.3242 2.89784 22.9461 3.83425 24.568C4.07469 24.9844 4.31512 25.4009 4.55555 25.8173C4.65678 25.9927 4.96049 26.5187 4.85925 26.3434C4.34675 25.4557 3.83425 24.568 3.32176 23.6803C3.02438 23.1653 2.727 22.6502 2.42963 22.1351C1.61975 20.7324 0.809876 19.3296 0 17.9269C1.28818 20.9555 4.71588 23.3442 8.08467 23.387C9.0208 23.3988 9.95781 23.0601 10.8289 22.7567C14.9451 21.323 15.9908 18.0781 14.2812 14.5716L19.1355 22.9797C17.8552 20.8487 15.7684 18.85 13.2467 18.3295C12.5531 18.1864 11.4571 17.9533 10.817 18.3708L5.92242 9.89316C5.91259 10.086 6.62318 10.2383 6.65283 10.2477C7.70553 10.581 8.68222 10.7589 9.78339 10.6548C11.9039 10.4542 15.13 9.54646 15.6757 7.18161C15.9476 6.00327 15.5902 4.97866 15.1937 3.87918L20.0551 12.2995C18.3138 9.54645 16.1652 8.20673 12.8954 8.47913C12.0795 7.06595 11.2636 5.65276 10.4477 4.23957Z" calligra:nodeTypes="cccccccccccccccccccccccccccccccccccccc">
          <draw:glue-point draw:id="4" svg:x="0.50000000000pt" svg:y="0.50000000000pt" draw:align="center"/>
        </draw:path>
        <draw:path draw:style-name="gr6" xml:id="shape-16" draw:id="shape-16" draw:layer="" svg:width="54.79009354272pt" svg:height="50.71101081946pt" svg:x="217.18399125714pt" svg:y="536.22818792746pt" svg:viewBox="0 0 55 51" svg:d="M21.358 6.24775C22.1736 7.66039 22.9892 9.07304 23.8048 10.4857C18.4635 7.41882 11.6258 7.48769 7.78478 12.5333C6.3497 14.4184 5.48654 16.6315 6.82777 18.857L1.97205 10.4467C3.02109 11.621 4.43597 12.6973 5.9876 13.0844C6.05642 13.1016 8.11028 13.3535 7.89999 12.8593L12.7942 21.3364C11.8121 20.3433 9.67706 20.7952 8.55531 21.2073C5.66234 22.2702 4.0348 26.6017 5.48573 29.2349L0.631546 20.8272C2.54999 23.8064 7.07101 24.5931 10.3503 23.8917C12.5265 23.4262 14.4601 22.2427 16.6353 21.7635C18.2655 21.4045 19.8465 21.2787 21.5033 21.4122C22.0793 21.4586 23.4128 21.7661 23.9014 21.4545C24.2288 21.2456 23.7316 20.9113 23.576 20.7869L28.4433 29.2173C27.873 28.8481 27.2629 28.7022 26.5959 28.5674C21.6261 27.5631 21.2979 33.1826 20.3155 36.9253C20.2782 37.0675 19.3121 40.8112 19.1323 41.4363C18.8041 42.5774 18.3285 43.6641 17.6601 44.6482C17.333 45.1298 16.7061 46.281 16.3591 45.8135L11.4728 37.3501C11.6027 35.8707 12.999 34.4131 13.7884 33.2459C16.8709 28.6876 21.2084 24.2193 25.7142 20.9484C27.5744 19.598 29.5744 18.7161 31.7129 17.9168C32.442 17.6442 33.176 17.3839 33.8973 17.0914C34.1741 16.9792 34.438 16.8374 34.7048 16.7033C34.8287 16.6411 35.167 16.3974 35.0489 16.4699L39.9482 24.9557C39.2905 25.1578 39.0447 25.9982 38.6616 26.5697C38.0643 27.4608 36.2076 30.2176 37.1035 31.3551L32.2273 22.9093C32.7085 23.2632 33.8589 22.7385 33.9656 23.0992L38.8531 31.5645C36.492 36.1965 34.73 41.0985 32.3643 45.7289C32.0249 46.3933 31.6978 47.0649 31.3241 47.7106C30.6984 48.7914 28.4766 52.1595 27.4044 49.9548L22.5431 41.5347C22.0973 38.8225 23.7734 36.3886 25.1458 34.211C29.0453 28.0232 34.7235 23.2087 40.6811 19.0559C42.6618 17.6752 44.7631 16.1838 46.9301 15.1143C48.507 14.336 49.4424 13.9017 50.0016 15.5755L54.8537 23.9795C54.8993 27.7441 53.8239 29.7001 51.4312 32.3865C50.7374 33.1655 50.4792 33.5915 49.5126 33.0838C49.287 32.9653 47.9543 32.1958 48.2322 32.2854L43.3423 23.8158C44.2278 24.3851 45.6763 24.4869 46.6801 24.1866L51.5441 32.6114C50.5567 32.8852 49.1078 32.8489 48.2322 32.2854L43.3423 23.8158C43.0423 23.677 45.0956 24.858 45.1692 24.8836C45.7502 25.0858 46.2737 24.3014 46.5705 23.9675C49.0325 21.1979 49.8929 19.3966 50.0016 15.5755L54.8537 23.9795C54.3394 22.3266 53.2685 22.7373 51.7409 23.4467C49.5566 24.4611 47.4681 26.0233 45.4993 27.4014C40.1846 31.1216 34.4169 35.6218 30.8369 41.1488C29.0696 43.8771 27.0745 46.5745 27.4044 49.9548L22.5431 41.5347C23.7513 44.1198 26.4885 39.2978 27.0152 38.3133C29.6583 33.3724 31.5811 28.156 33.9656 23.0992L38.8531 31.5645C38.7848 31.1903 37.5735 31.7039 37.1035 31.3551L32.2273 22.9093C31.3724 21.7661 33.2286 19.0742 33.8097 18.166C34.1872 17.5763 34.4256 16.7888 35.0489 16.4699L39.9482 24.9557C39.9383 24.8171 39.6958 25.0727 39.5668 25.1245C38.2261 25.6625 39.1983 25.2919 37.6263 25.8536C35.0386 26.7783 32.4857 27.8653 30.2776 29.5329C25.8588 32.8701 21.6936 37.0265 18.6154 41.6066C17.7827 42.8455 16.543 44.279 16.3591 45.8135L11.4728 37.3501C11.8169 37.8159 12.4709 36.7048 12.7982 36.2271C13.4647 35.2542 13.9565 34.1799 14.2905 33.0501C14.4403 32.5435 14.9612 30.5638 15.1286 29.9359C16.1767 26.0048 16.3518 19.0414 21.745 20.17C22.399 20.3068 23.0046 20.4351 23.576 20.7869L28.4433 29.2173C29.7337 30.3005 27.3932 29.8686 26.7474 29.8115C24.9262 29.6505 23.2641 29.7221 21.4676 30.1336C19.2999 30.6302 17.3595 31.8138 15.1797 32.2563C11.9443 32.9132 7.38209 32.1834 5.48573 29.2349L0.631546 20.8272C-0.98904 17.8838 1.07016 13.5339 4.23243 12.6054C5.24757 12.3074 7.05052 12.0513 7.89999 12.8593L12.7942 21.3364C12.9527 21.721 11.0305 21.5365 10.8405 21.4884C9.29718 21.0977 7.87372 20.0317 6.82777 18.857L1.97205 10.4467C-0.724427 6.04423 5.08862 0.757746 9.08915 0.122212C12.3488 -0.395623 16.0315 0.526022 18.9112 2.00982C19.7268 3.42246 20.5424 4.83511 21.358 6.24775Z" calligra:nodeTypes="ccccccccccccccccccccccccccccccccccccccccccccccccccccccccccccccccccccccccccccccccccccccccccccccc">
          <draw:glue-point draw:id="4" svg:x="0.50000000000pt" svg:y="0.50000000000pt" draw:align="center"/>
        </draw:path>
        <draw:path draw:style-name="gr6" xml:id="shape-17" draw:id="shape-17" draw:layer="" svg:width="12.82946650404pt" svg:height="36.36539668104pt" svg:x="203.97351214474pt" svg:y="500.84901753236pt" svg:viewBox="0 0 13 36" svg:d="M2.20294 14.7109C1.46863 13.4391 0.734316 12.1672 0 10.8953C0.773331 10.9274 1.54648 9.75499 1.98062 9.27058C3.84783 7.18718 4.94494 4.67378 6.43466 2.33344C6.63017 2.02629 7.83526 -0.352437 8.42676 0.0642958L12.8295 7.69001C12.4748 10.027 11.4462 12.2095 11.0805 14.5596C10.3021 19.561 10.5823 24.5718 9.08253 29.4634C8.55994 31.1678 7.77897 32.7847 7.14102 34.4457C6.99722 34.8201 6.80464 36.0875 6.44525 36.3475C6.15679 36.5561 6.08925 35.7309 5.91126 35.4226C5.60083 34.8849 5.2904 34.3472 4.97997 33.8095C4.31782 32.6627 3.65567 31.5158 2.99352 30.3689C2.86045 30.1384 2.04554 29.1087 2.07078 28.7707C2.14771 27.7403 3.15954 25.8984 3.49759 25.0716C4.22562 23.291 4.93523 21.4907 5.38359 19.6142C6.35513 15.5482 6.10877 11.2656 6.6881 7.12935C7.02641 4.71393 8.13171 2.46999 8.42676 0.0642958L12.8295 7.69001C12.2371 7.21602 11.0346 9.53757 10.8047 9.90377C9.32969 12.2533 8.20828 14.7508 6.3523 16.8426C5.90476 17.347 5.18476 18.4926 4.40589 18.5266C3.67157 17.2547 2.93726 15.9828 2.20294 14.7109Z" calligra:nodeTypes="ccccccccccccccccccccccc">
          <draw:glue-point draw:id="4" svg:x="0.50000000000pt" svg:y="0.50000000000pt" draw:align="center"/>
        </draw:path>
        <draw:path draw:style-name="gr6" xml:id="shape-18" draw:id="shape-18" draw:layer="" svg:width="28.70500936677pt" svg:height="47.92714095454pt" svg:x="222.25561855082pt" svg:y="499.19721821081pt" svg:viewBox="0 0 29 48" svg:d="M2.20294 20.9287C1.46863 19.6568 0.734315 18.385 0 17.1131C1.44811 16.544 2.65085 14.7024 3.56859 13.544C5.71931 10.8291 7.46136 7.92864 9.02541 4.83842C9.51556 3.86997 9.97143 2.8927 10.3907 1.89187C10.6503 1.27221 11.4796 0.544416 11.0859 0L15.4937 7.6345C12.6587 12.4317 10.8694 18.9228 9.30896 24.1624C8.53534 26.7601 8.06401 29.4531 7.27308 32.0498C7.26452 32.0779 6.86876 33.7379 6.54257 33.4887L2.13996 25.8632C2.25074 23.447 6.58231 14.8087 8.98725 20.1774L13.3573 27.7465C13.614 28.2302 14.2768 29.1298 14.0022 29.7048C13.3853 30.9961 8.78276 30.8702 9.98191 33.2328C10.1264 33.5174 10.3501 33.8016 10.5426 34.0646L6.15653 26.4678C7.04294 27.3327 8.88655 28.9179 10.1613 28.8485C11.0467 28.8003 11.1936 27.4011 11.6171 26.6221C12.6077 24.7999 13.7788 23.1697 15.7849 22.4527C17.4471 21.8586 19.6085 22.2698 21.3435 22.4413C21.4975 22.4566 24.9205 22.7788 24.2425 21.7867L28.6424 29.4076C27.3174 28.8977 25.6666 31.3886 25.2128 32.2745C23.9001 34.8371 24.3896 37.9379 23.9017 40.6842C23.6943 41.8517 23.0054 42.8318 22.3951 43.8155C21.5244 45.2188 19.2553 50.0314 17.6208 46.8733L13.2505 39.3037C12.915 37.418 14.7417 35.4021 15.7052 34.0169C17.3145 31.7035 18.9785 28.984 21.2695 27.2556C21.3274 27.2119 23.1191 25.6261 23.4317 25.7794C23.6691 25.8957 23.9093 26.6066 24.0448 26.8414C24.6909 27.9604 25.337 29.0795 25.9831 30.1985C26.4502 31.0077 26.9174 31.8168 27.3845 32.626C27.3986 32.6502 27.7954 33.2675 27.7707 33.2947C26.8256 34.3363 25.2078 34.8196 24.232 35.9379C22.1882 38.2799 20.3704 40.8541 18.6691 43.4464C18.0001 44.4658 17.4408 45.6384 17.6208 46.8733L13.2505 39.3037C14.8256 42.4879 17.2447 37.6557 18.0552 36.2986C18.6473 35.3072 19.3276 34.2811 19.5334 33.119C20.0412 30.2518 19.4922 26.9069 21.0729 24.3041C21.5005 23.6 23.1159 21.388 24.2425 21.7867L28.6424 29.4076C29.0788 30.0192 27.0977 30.1176 26.9214 30.1021C24.8294 29.9175 22.151 29.2264 20.1368 29.9914C18.1473 30.7471 16.9534 32.3415 15.9779 34.1807C15.559 34.9705 15.445 36.4298 14.5512 36.452C13.2589 36.4841 11.4481 34.9353 10.5426 34.0646L6.15653 26.4678C5.96273 26.2024 5.73745 25.9158 5.59176 25.6288C4.37071 23.2231 9.11027 23.4863 9.61122 22.0994C9.83633 21.4761 9.26826 20.706 8.98725 20.1774L13.3573 27.7465C12.3368 25.4649 11.2084 25.5125 9.48433 27.2916C8.02128 28.8014 6.69109 31.4196 6.54257 33.4887L2.13996 25.8632C2.50386 26.1405 2.89561 24.5151 2.90509 24.4842C3.64483 22.0756 4.25282 19.5967 4.81907 17.1441C6.05237 11.8023 8.54168 4.91502 11.0859 0L15.4937 7.6345C15.7311 7.89225 15.2507 8.29243 15.108 8.6125C14.6412 9.65969 14.1701 10.7052 13.6572 11.7309C12.0137 15.0177 10.1792 18.1597 7.89719 21.0474C6.94783 22.2488 5.80936 24.0148 4.40589 24.7443C3.67157 23.4724 2.93726 22.2006 2.20294 20.9287Z" calligra:nodeTypes="cccccccccccccccccccccccccccccccccccccccccccccccccccccccccccccccccc">
          <draw:glue-point draw:id="4" svg:x="0.50000000000pt" svg:y="0.50000000000pt" draw:align="center"/>
        </draw:path>
        <draw:path draw:style-name="gr6" xml:id="shape-19" draw:id="shape-19" draw:layer="" svg:width="19.84653787127pt" svg:height="31.49912757758pt" svg:x="256.53541999040pt" svg:y="504.02507957753pt" svg:viewBox="0 0 20 31" svg:d="M2.20209 27.0246C1.46806 25.7532 0.734031 24.4818 0 23.2104C2.26465 17.8675 4.51034 12.5286 7.40618 7.49469C8.33297 5.88362 9.19356 4.23325 10.1044 2.61313C10.2318 2.38668 11.7509 -0.194884 11.8413 0.119161L16.2405 7.73877C15.9668 9.17968 15.3214 11.0082 16.058 12.3945L11.6772 4.80663C12.2883 5.7142 13.6776 4.36348 14.1575 3.98844C14.5608 3.67322 15.066 2.79939 15.4419 3.14683L19.8465 10.7758C17.6498 15.9895 14.5109 21.1169 11.8875 26.1233C11.1357 27.5582 10.3963 28.9952 9.68191 30.4492C9.49488 30.8299 9.51795 31.4401 9.12185 31.5917C9.06041 31.6152 7.67442 29.0847 7.66062 29.0607C7.0003 27.917 6.33997 26.7733 5.67965 25.6296C5.54439 25.3953 4.73653 24.3773 4.75946 24.0358C4.86795 22.4203 6.80396 19.9732 7.53466 18.5839C9.4242 14.9914 11.3416 11.4146 13.1742 7.79238C13.945 6.26893 14.9232 4.76977 15.4419 3.14683L19.8465 10.7758C19.4872 10.4121 18.9334 11.2501 18.5328 11.5677C18.0262 11.9693 16.6743 13.3199 16.058 12.3945L11.6772 4.80663C10.9348 3.40476 11.635 1.5786 11.8413 0.119161L16.2405 7.73877C16.2269 7.44472 14.6628 9.82948 14.4702 10.1748C13.5665 11.7947 12.7036 13.4432 11.764 15.0427C8.83013 20.0372 6.22514 25.3322 4.40418 30.8387C3.67015 29.5673 2.93612 28.296 2.20209 27.0246Z" calligra:nodeTypes="cccccccccccccccccccccccccccccc">
          <draw:glue-point draw:id="4" svg:x="0.50000000000pt" svg:y="0.50000000000pt" draw:align="center"/>
        </draw:path>
        <draw:path draw:style-name="gr6" xml:id="shape-20" draw:id="shape-20" draw:layer="" svg:width="36.89137302820pt" svg:height="33.21114455969pt" svg:x="265.21856860511pt" svg:y="506.23523962723pt" svg:viewBox="0 0 37 33" svg:d="M2.20294 21.2035C1.46863 19.9317 0.734315 18.6598 0 17.3879C2.11654 17.4757 4.21592 17.3465 6.21602 16.6331C6.4612 16.5456 9.33461 15.0646 8.41964 15.5622L12.8141 23.1736C11.4908 23.8688 7.10972 26.4905 8.16381 28.6025L3.77278 20.997C5.19991 21.8172 8.20715 20.2229 9.52924 19.4467C14.3773 16.6003 18.6005 12.5519 21.3121 7.57956C21.9245 6.45653 22.9725 4.41268 23.4928 3.24334C23.8622 2.41305 24.2036 1.57022 24.5309 0.722454C24.7848 0.0647726 24.9029 0.192426 24.6795 0L29.0851 7.63078C27.5203 10.4596 26.5272 13.4401 25.1625 16.3485C24.0542 18.7105 22.6884 20.9175 21.545 23.2523L17.1434 15.6284C17.8895 14.8041 19.3332 12.1724 20.3329 14.2944C20.4999 14.6489 20.6536 15.0082 20.7927 15.3742L25.142 22.9075C25.2925 23.6186 25.238 25.4553 25.827 25.9935L21.4364 18.3887C22.1168 18.4132 23.3069 16.7336 23.703 16.243C25.9274 13.4881 27.6138 10.0362 29.4059 6.99218C29.8155 6.2964 32.2352 2.3095 32.4873 2.37375L36.8914 10.0019C35.3305 15.4948 32.3106 20.6591 30.0961 25.9193C29.2755 27.8685 27.6681 31.1034 28.7142 33.2111L24.334 25.6246C23.1908 23.3412 25.0989 19.9338 25.9084 17.9869C28.0504 12.8354 31.2321 7.83299 32.4873 2.37375L36.8914 10.0019C36.519 9.75084 34.1202 13.7927 33.7198 14.4641C31.9092 17.5009 30.1853 20.9059 28.0219 23.7237C27.6326 24.2307 26.6775 26.0361 25.827 25.9935L21.4364 18.3887C20.9314 17.9354 20.9283 16.0114 20.7927 15.3742L25.142 22.9075C25.0111 22.5538 24.8633 22.2066 24.7036 21.8648C23.7223 19.7645 22.2212 22.3379 21.545 23.2523L17.1434 15.6284C20.8115 11.2421 22.1423 5.03141 24.6795 0L29.0851 7.63078C29.3243 7.72003 29.1327 7.63659 28.8881 8.26934C28.7246 8.6923 28.5596 9.11477 28.3855 9.53352C27.4262 11.8422 26.2663 14.1071 24.9614 16.242C22.2815 20.6264 18.2292 24.3324 13.8525 26.9348C12.6136 27.6715 9.59387 29.3623 8.16381 28.6025L3.77278 20.997C2.82626 19.5731 5.87921 17.3186 6.71857 16.7191C7.27564 16.3212 7.83929 15.9268 8.41964 15.5622L12.8141 23.1736C13.7605 22.7733 10.8013 24.1124 10.5786 24.1893C8.55851 24.887 6.52595 24.9267 4.40589 25.0191C3.67157 23.7473 2.93726 22.4754 2.20294 21.2035Z" calligra:nodeTypes="cccccccccccccccccccccccccccccccccccccccccccccccccccccc">
          <draw:glue-point draw:id="4" svg:x="0.50000000000pt" svg:y="0.50000000000pt" draw:align="center"/>
        </draw:path>
        <draw:path draw:style-name="gr6" xml:id="shape-21" draw:id="shape-21" draw:layer="" svg:width="18.11942357789pt" svg:height="29.97650456106pt" svg:x="212.03231095607pt" svg:y="463.25911268315pt" svg:viewBox="0 0 18 30" svg:d="M16.0027 3.39176C16.6554 4.52231 17.3082 5.65286 17.9609 6.78341C16.025 6.71182 13.5929 8.30826 12.0595 9.38537C6.5605 13.248 0.888793 21.1903 5.36277 27.7588L1.47684 21.0281C2.75491 22.1544 5.09546 23.4738 6.87713 23.2363C8.26088 23.0518 9.2327 21.4445 8.56191 20.1858L12.4537 26.9266C11.2297 25.492 5.38624 23.1066 4.71437 26.6051L0.80765 19.8385C1.68351 16.5039 7.21578 18.5859 8.56191 20.1858L12.4537 26.9266C13.2101 28.3452 11.9174 30.0822 10.3425 29.9716C8.55403 29.846 6.68198 28.9216 5.36277 27.7588L1.47684 21.0281C-3.07677 14.4546 2.76368 6.51288 8.18471 2.67397C9.8039 1.52733 12.0217 0.0782573 14.0445 0.0001079C14.6973 1.13066 15.35 2.26121 16.0027 3.39176Z" calligra:nodeTypes="cccccccccccccccccc">
          <draw:glue-point draw:id="4" svg:x="0.50000000000pt" svg:y="0.50000000000pt" draw:align="center"/>
        </draw:path>
        <draw:path draw:style-name="gr6" xml:id="shape-22" draw:id="shape-22" draw:layer="" svg:width="31.01895199152pt" svg:height="37.36748956497pt" svg:x="233.47041109172pt" svg:y="462.08872535010pt" svg:viewBox="0 0 31 37" svg:d="M1.95741 26.9113C1.30494 25.7812 0.652472 24.6511 0 23.521C1.58136 22.069 2.77825 19.7544 3.97288 18.0044C6.9403 13.6576 9.48549 9.24291 11.9979 4.67741C12.4734 3.81345 14.4304 0.972227 13.9277 0L17.8414 6.7787C17.148 6.8613 16.3012 9.44335 16.1314 9.85466C14.5348 13.7224 13.2453 17.8856 12.2641 21.9365C12.086 22.6719 11.5523 25.1258 11.3973 25.8663C11.0587 27.4834 9.68144 30.9452 11.1557 32.3058L7.25748 25.5539C9.04974 26.509 11.3025 23.8989 12.3319 22.7207C13.7873 21.055 14.8766 19.2009 16.2094 17.4727C18.3654 14.677 20.6722 12.0042 22.7172 9.11472C23.7302 7.68348 24.7196 6.20088 25.681 4.73458C26.0395 4.1878 26.3496 3.61042 26.7041 3.06096C26.8062 2.90259 27.0895 2.47414 27.1046 2.66199L31.019 9.44183C28.2707 15.4415 26.6899 22.0379 24.6055 28.3022C23.8455 30.5859 23.3983 32.9476 22.9196 35.3028C22.8548 35.6215 22.562 37.7423 22.1115 37.3095L18.2039 30.5413C18.6674 30.9685 19.3085 27.3616 19.3208 27.3037C19.7538 25.2768 20.2063 23.2872 20.87 21.3239C22.9671 15.1209 24.6199 8.72 27.1046 2.66199L31.019 9.44183C30.9996 9.25823 30.6937 9.64006 30.5911 9.79355C30.2289 10.3355 29.9199 10.9117 29.5619 11.4564C28.6 12.92 27.6081 14.3964 26.588 15.8197C24.5272 18.6948 22.2892 21.4234 20.0838 24.1833C18.7264 25.8821 17.6585 27.7758 16.2123 29.4418C15.1961 30.6123 12.9353 33.2537 11.1557 32.3058L7.25748 25.5539C5.80211 24.229 7.21037 20.7626 7.53853 19.1827C8.58259 14.1561 9.97023 9.17065 11.7625 4.35457C12.2157 3.13691 12.6877 1.88504 13.3302 0.750299C13.3968 0.632728 13.6757 0.0297469 13.9277 0L17.8414 6.7787C18.2728 7.62704 16.7532 9.8444 16.3082 10.6515C14.2846 14.3223 12.2657 17.8669 9.96208 21.4166C9.44495 22.2135 8.36274 23.8699 7.82367 24.6742C6.59307 26.5102 5.42018 28.6654 3.91483 30.3017C3.26236 29.1716 2.60989 28.0415 1.95741 26.9113Z" calligra:nodeTypes="ccccccccccccccccccccccccccccccccccccccccccc">
          <draw:glue-point draw:id="4" svg:x="0.50000000000pt" svg:y="0.50000000000pt" draw:align="center"/>
        </draw:path>
        <draw:path draw:style-name="gr6" xml:id="shape-23" draw:id="shape-23" draw:layer="" svg:width="15.01476075396pt" svg:height="9.90233409618pt" svg:x="249.42079181894pt" svg:y="481.58692435525pt" svg:viewBox="0 0 15 10" svg:d="M1.95817 3.39165C1.51755 2.62848 1.07693 1.8653 0.63631 1.10212C0.424207 0.734748 5.50311e-163 -3.17722e-163 0 0C2.98178e-163 9.86649e-163 0.489374 0.685859 0.826778 0.924966C1.56682 1.44941 2.34685 1.9019 3.1709 2.28183C5.69534 3.44573 8.66212 3.59071 11.1224 2.15056L15.0148 8.89234C12.0859 10.4489 8.98528 10.102 6.17508 8.5642C5.4838 8.18592 4.2029 7.63438 3.91634 6.78331C3.26362 5.65276 2.6109 4.5222 1.95817 3.39165Z" calligra:nodeTypes="cccccccccc">
          <draw:glue-point draw:id="4" svg:x="0.50000000000pt" svg:y="0.50000000000pt" draw:align="center"/>
        </draw:path>
        <draw:path draw:style-name="gr6" xml:id="shape-24" draw:id="shape-24" draw:layer="" svg:width="38.62466766515pt" svg:height="36.15290064769pt" svg:x="268.30076330125pt" svg:y="464.39904338365pt" svg:viewBox="0 0 39 36" svg:d="M4.56447 26.8909C3.91174 25.7603 3.25902 24.6298 2.60629 23.4992C2.62471 22.6872 3.4697 22.1231 3.91526 21.444C4.49563 20.5595 5.52047 18.9064 6.17944 17.857C8.89552 13.5315 12.2649 9.58849 14.7447 5.11584C15.5232 3.71165 16.9637 1.72725 17.0157 0.0533109L20.9193 6.81448C20.2359 6.58921 19.8422 7.78566 19.4238 8.37096C18.5091 9.65036 17.6881 10.9989 16.8502 12.3289C13.3176 17.9368 9.90923 23.5518 7.01514 29.5203C6.20684 31.1873 5.49862 32.9696 4.56904 34.581C4.3268 35.001 3.68455 35.6089 4.00661 36.1472L0.099094 29.3792C1.14172 29.5636 1.81545 29.0799 2.95926 28.6946C5.30304 27.9051 7.48465 26.6604 9.3811 25.0742C9.55004 24.9329 11.8157 22.5153 12.2161 22.5295C12.3173 22.5331 12.0361 23.3473 11.9963 23.4612L15.8803 30.1884C15.6982 30.5954 15.0404 31.4702 15.4155 31.803L11.5033 25.0269C11.9732 24.5861 13.0083 22.8642 13.4868 23.8469L17.3874 30.6029C17.4257 30.8041 17.4482 31.0076 17.6049 31.1516L13.6982 24.3851C15.5747 24.7082 17.1984 20.5568 18.6582 23.0641C20.2089 25.7646 21.7121 28.4997 23.3672 31.138L19.4853 24.4143C20.4466 25.248 21.872 23.73 22.9068 23.6969C23.4129 23.6807 23.7329 24.5204 24.1532 24.4112C24.8959 24.2182 25.4357 23.0398 26.201 23.014C26.8216 22.993 27.2687 23.7763 27.8136 23.9657C28.3202 24.1418 29.1079 23.8341 29.577 23.6795C30.8729 23.2523 32.0202 22.8363 33.3983 22.6859C33.6057 22.6633 34.5099 22.5105 34.7125 22.6709C35.364 23.1866 35.9031 24.733 36.313 25.443C36.8013 26.2887 37.2896 27.1345 37.7779 27.9802C37.9701 28.3131 38.1623 28.6461 38.3545 28.979C38.4354 29.1192 38.7571 29.3739 38.5973 29.3995C37.5157 29.573 36.4095 29.479 35.3055 29.7107C34.1353 29.9563 33.1047 30.7051 31.8779 30.7396C31.2017 30.7585 30.7719 29.6932 30.0626 29.7648C29.2713 29.8447 28.7816 30.9585 28.0544 31.1675C27.7514 31.2546 27.3188 30.6257 27.0612 30.4952C26.7247 30.3247 26.2643 30.517 25.9516 30.634C25.2236 30.9061 24.0879 31.7861 23.3672 31.138L19.4853 24.4143C19.2893 24.0884 18.1503 22.1759 18.9228 23.5284C19.0184 23.6958 19.114 23.8631 19.21 24.0303C19.4164 24.39 19.623 24.7497 19.83 25.1092C20.7281 26.6686 21.6308 28.2255 22.5361 29.7808C21.0367 27.2176 19.3851 31.4246 17.6049 31.1516L13.6982 24.3851C13.5431 24.2455 13.5236 24.0437 13.4868 23.8469L17.3874 30.6029C16.888 29.59 15.8504 31.3405 15.4155 31.803L11.5033 25.0269C11.2218 24.8112 11.8711 23.7427 11.9963 23.4612L15.8803 30.1884C15.9516 30.0138 16.2986 29.3239 16.1234 29.2908C15.7481 29.2198 13.3558 31.6551 13.2383 31.7576C11.381 33.3764 9.16111 34.6095 6.83864 35.4139C5.72904 35.7982 5.04037 36.2747 4.00661 36.1472L0.099094 29.3792C-0.215058 28.8552 0.452226 28.2545 0.6882 27.8592C1.63698 26.2697 2.34767 24.485 3.15191 22.829C6.04672 16.8683 9.49626 11.2754 13.0055 5.66236C13.5341 4.81684 14.8339 2.72151 15.5554 1.66474C15.9641 1.06607 16.3449 -0.221417 17.0157 0.0533109L20.9193 6.81448C20.7917 8.48677 19.4025 10.3244 18.5837 11.7702C15.8313 16.6305 12.2414 20.9719 9.28447 25.7067C8.93889 26.2601 6.50221 29.3108 6.52264 30.2825C5.86991 29.152 5.21719 28.0214 4.56447 26.8909Z" calligra:nodeTypes="ccccccccccccccccccccccccccccccccccccccccccccccccccccccccccccccccccccccccc">
          <draw:glue-point draw:id="4" svg:x="0.50000000000pt" svg:y="0.50000000000pt" draw:align="center"/>
        </draw:path>
        <draw:path draw:style-name="gr6" xml:id="shape-25" draw:id="shape-25" draw:layer="" svg:width="19.41475629647pt" svg:height="30.73053522934pt" svg:x="229.35617988086pt" svg:y="429.01105321361pt" svg:viewBox="0 0 19 31" svg:d="M1.95817 15.2723C1.30545 14.1417 0.652725 13.0112 0 11.8806C1.32328 10.8403 2.12404 9.36851 3.24658 8.13268C5.10501 6.0867 7.33793 4.46899 9.74715 3.14607C11.4437 2.2145 13.6644 0.512922 15.4809 0.00272214C15.582 -0.0256704 15.2784 0.289613 15.2209 0.324615L19.1237 7.0845C15.2266 11.8411 11.5756 16.6042 8.70433 22.0803C7.89198 23.6296 7.05156 25.1399 6.47528 26.7966C6.14209 27.7544 5.82523 29.9256 5.08704 30.6902C4.86749 30.9176 4.77094 30.1427 4.6129 29.869C4.33726 29.3916 4.06163 28.9142 3.78599 28.4367C3.16912 27.3683 0.884312 24.833 1.37138 23.4969C4.65186 14.4981 9.45216 7.74667 15.2209 0.324615L19.1237 7.0845C19.1697 7.06222 19.5033 6.77012 19.3922 6.78258C18.9843 6.82837 17.9248 7.61586 17.6022 7.78066C16.2697 8.46121 14.9385 9.14579 13.6279 9.86777C11.19 11.2108 9.03415 12.7914 7.13782 14.8725C6.01173 16.1083 5.17458 17.5538 3.91634 18.6639C3.26362 17.5334 2.6109 16.4028 1.95817 15.2723Z" calligra:nodeTypes="ccccccccccccccccccccc">
          <draw:glue-point draw:id="4" svg:x="0.50000000000pt" svg:y="0.50000000000pt" draw:align="center"/>
        </draw:path>
        <draw:path draw:style-name="gr6" xml:id="shape-26" draw:id="shape-26" draw:layer="" svg:width="15.23404620173pt" svg:height="29.84032633227pt" svg:x="250.90151178599pt" svg:y="426.74060513701pt" svg:viewBox="0 0 15 30" svg:d="M13.2749 3.39165C13.9276 4.5222 14.5804 5.65276 15.2331 6.78331C15.2345 8.4517 14.4005 9.86741 13.6643 11.316C11.9773 14.6357 9.83012 17.703 8.14952 21.0275C6.77012 23.7562 5.79247 27.3924 3.88402 29.7932C3.68733 30.0407 3.56794 29.2458 3.4099 28.972C3.13427 28.4946 2.85865 28.0172 2.58303 27.5398C1.99511 26.5215 1.4072 25.5032 0.819286 24.485C0.664423 24.2167 0.0143578 23.4262 0 23.0659C-0.0477028 21.8689 1.71958 19.7613 2.25814 18.6552C2.95855 17.2168 3.5732 15.7356 4.26091 14.2922C5.91059 10.8299 8.24165 7.72364 9.93723 4.28493C10.6369 2.866 11.3508 1.62041 11.3168 2.4351e-15C11.9695 1.13055 12.6222 2.2611 13.2749 3.39165Z" calligra:nodeTypes="cccccccccccccc">
          <draw:glue-point draw:id="4" svg:x="0.50000000000pt" svg:y="0.50000000000pt" draw:align="center"/>
        </draw:path>
        <draw:path draw:style-name="gr6" xml:id="shape-27" draw:id="shape-27" draw:layer="" svg:width="42.43442104786pt" svg:height="35.23636803991pt" svg:x="234.38187733937pt" svg:y="422.58611708636pt" svg:viewBox="0 0 42 35" svg:d="M23.4415 8.83176C22.7891 7.70164 22.1366 6.57153 21.4841 5.44142C22.922 2.98524 25.2033 0.539572 28.1251 0.0324131C28.9659 -0.113546 30.5512 0.40977 31.0856 0.561093C33.9608 1.37524 36.7595 3.11034 38.195 5.77722L42.0786 12.5039C43.8559 17.4024 38.6129 20.1511 34.368 20.2138C33.3959 20.2282 31.1656 20.2709 30.4437 19.4736L26.5305 12.6958C26.762 12.0856 28.8302 12.4562 29.4382 12.5504C32.2273 12.9824 33.7887 14.7374 35.2823 16.9263L39.1675 23.6556C41.8506 30.1172 32.959 34.0649 27.7587 34.833C26.476 35.0225 25.1682 35.1378 23.874 35.2052C22.4255 35.2807 20.9844 35.2524 19.5469 35.0459C17.6238 34.7697 15.5181 34.3933 13.7309 33.6043C11.5941 32.6609 9.42114 31.614 7.38094 30.4945C6.33272 29.9194 5.10001 28.6311 3.91637 28.29L0 21.5066L0.626653 21.6147L4.51859 28.3557L3.91637 28.29L0 21.5066C1.26887 22.1128 2.29634 23.1966 3.54748 23.8548C5.61719 24.9436 7.74304 26.0094 9.88919 26.9502C11.7011 27.7444 13.7516 28.1003 15.6974 28.3783C17.1337 28.5834 18.574 28.61 20.021 28.5324C24.3476 28.3003 29.3159 27.4013 32.7193 24.4223C35.3038 22.1601 36.6463 20.2326 35.2823 16.9263L39.1675 23.6556C37.656 21.4401 36.1057 19.7023 33.3277 19.2853C32.8976 19.2208 30.6922 18.917 30.4437 19.4736L26.5305 12.6958C27.2342 13.5208 29.5183 13.544 30.483 13.4847C34.6584 13.2282 40.0133 10.7827 38.195 5.77722L42.0786 12.5039C40.6447 9.84034 37.8361 8.06676 34.9567 7.26607C34.407 7.11319 32.8529 6.61466 32.0118 6.76447C29.1488 7.2744 26.681 9.69895 25.3989 12.2221C24.7465 11.092 24.094 9.96187 23.4415 8.83176Z" calligra:nodeTypes="cccccccccccccccccccccccccccccccccccccccc">
          <draw:glue-point draw:id="4" svg:x="0.50000000000pt" svg:y="0.50000000000pt" draw:align="center"/>
        </draw:path>
        <draw:path draw:style-name="gr6" xml:id="shape-28" draw:id="shape-28" draw:layer="" svg:width="41.10028831444pt" svg:height="19.67140413047pt" svg:x="263.63588666176pt" svg:y="439.30266245753pt" svg:viewBox="0 0 41 20" svg:d="M1.95741 15.4191C1.30494 14.2889 0.652472 13.1588 0 12.0287C3.60313 8.53911 8.05864 5.45317 12.0922 2.47628C12.5288 2.154 14.4422 0.722496 14.8806 0.402463C15.0839 0.254011 15.4205 -0.162451 15.5503 0.0532736L19.465 6.83375C18.1396 9.19164 16.4631 11.3372 15.1363 13.6967C14.4525 14.9126 13.786 16.2206 14.5347 17.564L10.6433 10.8239C11.811 12.4778 14.4143 12.851 16.0932 11.8619C17.5155 11.024 18.514 9.58409 19.2833 8.17254C19.6738 7.45611 20.4235 6.2969 20.0986 5.39659L24.0054 12.1635C23.516 11.7027 22.7724 13.1791 22.6239 13.5549C21.8166 15.5993 21.3685 17.0759 22.7206 18.8503L18.8339 12.1183C21.1333 14.1929 24.0449 11.9219 26.0651 10.3934C26.4681 10.0885 28.3658 8.23125 28.8802 8.53246L32.7904 15.3051C32.453 16.3859 32.022 17.432 31.4974 18.4357L27.5883 11.6649C27.9874 10.8514 28.3811 10.0244 28.8206 9.23484C29.1313 8.67676 29.4989 7.52192 29.8197 8.35695L33.7227 15.1172C33.7788 15.3699 33.8342 15.6076 33.9892 15.8187L30.0894 9.06399C30.579 9.55409 31.9858 8.99142 32.328 8.93673C34.0826 8.65633 35.4976 9.03479 37.2225 9.18858L41.1003 15.9051C39.4086 15.7142 37.8904 15.3349 36.2161 15.6711C35.9073 15.7331 34.4626 16.3033 33.9892 15.8187L30.0894 9.06399C29.9168 8.8288 29.9083 8.68049 29.8197 8.35695L33.7227 15.1172C33.4656 14.232 32.9067 15.5915 32.6957 15.9466C32.2288 16.7324 31.8771 17.6034 31.4974 18.4357L27.5883 11.6649C28.1842 10.6964 28.5831 9.62671 28.8802 8.53246L32.7904 15.3051C32.4807 15.0993 31.8702 15.6391 31.7271 15.7399C31.1147 16.1709 30.5286 16.6381 29.9284 17.086C27.9554 18.5584 25.0027 20.9212 22.7206 18.8503L18.8339 12.1183C17.4829 10.3473 17.9562 8.84604 18.7408 6.82918C18.8846 6.45964 19.6195 4.9129 20.0986 5.39659L24.0054 12.1635C24.3736 12.9585 23.4744 14.3185 23.161 14.8902C21.6563 17.6355 17.4158 21.5786 14.5347 17.564L10.6433 10.8239C9.90399 9.51005 10.54 8.23028 11.2577 6.97814C12.6046 4.62816 14.3544 2.48074 15.5503 0.0532736L19.465 6.83375C19.3347 6.61606 18.9699 6.97982 18.7618 7.12506C17.8137 7.78711 16.8954 8.49615 15.9625 9.17995C13.2518 11.167 10.6875 13.2576 8.08455 15.3748C6.74118 16.4675 5.06628 17.5578 3.91483 18.8094C3.26236 17.6793 2.60989 16.5492 1.95741 15.4191Z" calligra:nodeTypes="ccccccccccccccccccccccccccccccccccccccccccccccccccccccccc">
          <draw:glue-point draw:id="4" svg:x="0.50000000000pt" svg:y="0.50000000000pt" draw:align="center"/>
        </draw:path>
        <draw:path draw:style-name="gr6" xml:id="shape-29" draw:id="shape-29" draw:layer="" svg:width="30.69604108307pt" svg:height="24.83627743970pt" svg:x="251.97287918105pt" svg:y="397.43301739907pt" svg:viewBox="0 0 31 25" svg:d="M1.7142 21.6832C1.1428 20.6935 0.5714 19.7038 0 18.7141C3.06358 18.8135 5.73611 17.9254 8.66372 16.9959C13.6389 15.4162 18.4602 13.6155 22.5497 10.2459C24.3703 8.74575 28.505 4.75442 26.9651 2.15682L30.3812 8.07366C28.0364 4.99371 20.8623 5.08509 17.8533 7.44849C15.9413 8.95025 15.9389 11.9362 17.2845 13.854L13.8722 7.94371C16.2087 10.2397 19.1878 9.78478 21.9245 8.45113L25.3368 14.3613C22.6042 15.703 19.6108 16.1438 17.2845 13.854L13.8722 7.94371C12.0189 5.30144 12.8685 2.1836 15.6579 0.848538C18.7917 -0.651303 24.7471 -0.757977 26.9651 2.15682L30.3812 8.07366C31.6883 10.277 28.6058 13.8748 26.9856 15.3055C22.9072 18.9071 18.0819 21.0527 12.9285 22.6347C9.66037 23.6379 6.80847 24.5383 3.4284 24.6523C2.857 23.6626 2.2856 22.6729 1.7142 21.6832Z" calligra:nodeTypes="cccccccccccccccccccc">
          <draw:glue-point draw:id="4" svg:x="0.50000000000pt" svg:y="0.50000000000pt" draw:align="center"/>
        </draw:path>
        <draw:path draw:style-name="gr6" xml:id="shape-30" draw:id="shape-30" draw:layer="" svg:width="21.45967239259pt" svg:height="27.82103938338pt" svg:x="280.51527239279pt" svg:y="397.63757459032pt" svg:viewBox="0 0 21 28" svg:d="M21.4597 5.93828C19.8178 5.88501 17.9669 7.30215 16.8871 8.35664C14.6665 10.5251 12.9809 12.9166 11.1029 15.2831C9.31956 17.5301 7.34519 19.5036 5.92703 22.0496C4.89607 23.9006 4.18368 25.8552 3.41948 27.8212L0 21.8984C0.780106 19.9429 1.48123 17.9887 2.51721 16.1437C3.93112 13.6255 5.88107 11.5787 7.68492 9.36319C9.48596 7.15114 11.0973 4.77065 13.198 2.70715C14.4312 1.49569 16.19 0.0621868 18.0313 0.000118397Z" calligra:nodeTypes="ccccccccccc">
          <draw:glue-point draw:id="4" svg:x="0.50000000000pt" svg:y="0.50000000000pt" draw:align="center"/>
        </draw:path>
        <draw:path draw:style-name="gr6" xml:id="shape-31" draw:id="shape-31" draw:layer="" svg:width="21.46295429947pt" svg:height="18.42117170302pt" svg:x="288.62676148175pt" svg:y="396.85900820951pt" svg:viewBox="0 0 21 18" svg:d="M7.22317 1.45947C10.0948 1.55264 12.8732 -1.58821 15.5701 1.15239C16.2244 1.81734 16.706 2.58055 17.1636 3.38091L20.5762 9.29167C21.0024 10.1545 21.3113 11.0027 21.4296 11.9662C21.9739 16.3975 14.8886 17.7672 12.0096 18.1487C10.8363 18.3041 9.65638 18.4701 8.46937 18.4464C7.05575 18.4181 5.58034 18.214 4.38306 17.4203C2.67111 16.2854 1.92092 14.1452 0.914812 12.4026C0.824895 12.2468 -0.0676761 10.9049 0 10.8181C0.130342 10.6509 0.33913 11.0727 0.512365 11.195C0.749236 11.3621 1.15788 11.6534 1.41663 11.7971C2.48728 12.3918 3.86924 12.5301 5.06827 12.5564C8.25333 12.6265 12.9362 12.0134 15.6529 10.0059C16.7443 9.19934 18.1947 7.52607 18.0156 6.05299C17.8983 5.08827 17.5862 4.24561 17.1636 3.38091L20.5762 9.29167C19.291 7.04422 17.5599 5.44005 14.778 6.07438C13.4181 6.38445 12.0785 7.39832 10.6516 7.39763Z" calligra:nodeTypes="cccccccccccccccccccc">
          <draw:glue-point draw:id="4" svg:x="0.50000000000pt" svg:y="0.50000000000pt" draw:align="center"/>
        </draw:path>
        <draw:path draw:style-name="gr6" xml:id="shape-32" draw:id="shape-32" draw:layer="" svg:width="47.64557605992pt" svg:height="21.18317338968pt" svg:x="293.62208200577pt" svg:y="411.86440009358pt" svg:viewBox="0 0 48 21" svg:d="M4.05786 2.89619C6.23612 2.91276 8.1932 3.28161 10.3468 2.51861C10.9041 2.32119 12.455 1.67746 11.8584 0.940852L15.277 6.86193C12.3004 4.52669 7.39434 6.01955 5.04028 8.58556C4.05276 9.66201 2.86164 11.0751 3.80575 12.5165L0.388205 6.59716C3.90163 9.93251 9.06388 9.03549 12.883 6.63045C14.2871 5.74624 15.4869 4.70608 16.6807 3.55624C16.7985 3.44282 18.3058 2.03289 18.1235 2.23086L21.5446 8.15626C20.5194 9.74448 19.5317 11.3577 18.4768 12.9262C18.268 13.2366 16.4532 15.8672 17.6033 14.0239C17.7629 13.768 17.9235 13.5126 18.0842 13.2572C18.2652 12.9696 18.4482 12.6831 18.6317 12.3971L15.2267 6.49936C16.1163 5.1203 17.1925 3.83893 17.9939 2.41021C18.2226 2.00239 18.6243 0.669318 19.0902 0.500877C19.648 0.299197 20.2565 0.737055 20.7825 0.825919C21.6149 0.966555 22.7744 0.64259 23.1116 1.53721L26.5271 7.45296C26.3919 9.75626 25.1184 12.4783 23.9721 14.457C23.5312 15.2182 23.0381 15.9415 22.6165 16.7134C22.5383 16.8566 21.7675 18.0026 21.7792 17.9298L18.3538 11.9968C19.5167 9.42872 20.5867 6.81808 21.7484 4.24881C21.9928 3.70813 22.6477 1.73271 23.2396 1.41267C24.0008 1.00102 26.0655 2.25203 26.9181 2.32616C27.0496 2.33759 29.3938 1.99803 29.5449 2.18619L32.9713 8.12099C32.5024 10.2766 30.7643 12.2307 29.6332 14.068C29.07 14.9827 28.091 16.4479 28.5071 17.6062L25.0883 11.6846C25.83 12.365 27.1828 11.2061 27.8581 10.7797C30.3733 9.19158 32.6849 7.11102 35.0008 5.24028C35.6311 4.73111 37.5152 3.5425 36.5736 2.71793L39.9919 8.63862C38.4651 8.01918 37.3932 9.92686 36.901 11.1039C36.0798 13.0679 34.0384 17.2353 35.4173 19.3987L32.0035 13.4858C32.7701 14.3719 34.0707 13.2142 34.639 12.6937C36.3237 11.1507 37.583 8.97247 39.0806 7.24951C39.4043 6.87701 41.7779 4.38442 41.6626 5.1143L45.082 11.0368C43.9378 13.7595 42.2379 16.0172 40.3985 18.3317C39.9279 18.9238 39.472 19.534 39.0247 20.1441C38.9831 20.2008 38.2503 21.4354 38.4061 20.8279L34.9857 14.9035C36.1512 12.1052 37.2151 9.19734 38.6037 6.4981C38.8895 5.94245 40.2815 2.65811 41.3303 2.17638C42.245 1.75618 43.3006 1.91065 44.2764 1.78191L47.6905 7.69521C46.7141 7.8253 45.6656 7.67838 44.7488 8.09748C43.6741 8.58876 42.3167 11.8063 42.0107 12.3992C40.6149 15.103 39.5415 18.0079 38.4061 20.8279L34.9857 14.9035C34.7989 15.5037 35.5861 14.2708 35.6129 14.2346C36.0621 13.6275 36.516 13.0149 36.9892 12.4266C38.8561 10.1053 40.5593 7.87621 41.6626 5.1143L45.082 11.0368C45.2207 10.3094 42.8095 12.8029 42.494 13.1617C40.9528 14.9142 39.6575 16.9006 38.0397 18.5839C37.4772 19.1693 36.1697 20.2747 35.4173 19.3987L32.0035 13.4858C30.5747 11.2461 32.8117 6.25008 33.9763 4.30856C34.5621 3.33193 35.3259 2.21942 36.5736 2.71793L39.9919 8.63862C40.9227 9.46237 39.047 10.6433 38.4138 11.1518C36.0934 13.0148 33.7856 15.105 31.2697 16.6886C30.6882 17.0546 29.1868 18.2775 28.5071 17.6062L25.0883 11.6846C24.6825 10.5386 25.657 9.06389 26.2192 8.15481C27.3667 6.29931 29.0707 4.36269 29.5449 2.18619L32.9713 8.12099C32.8008 7.90447 30.4877 8.25326 30.3323 8.23976C29.4572 8.16374 27.451 6.92683 26.6606 7.3381C26.0419 7.66006 25.4071 9.59531 25.1551 10.1494C23.9876 12.7159 22.7836 15.2941 21.7792 17.9298L18.3538 11.9968C18.335 12.0991 19.1201 10.9611 19.205 10.8044C19.6238 10.0304 20.1163 9.3086 20.5602 8.54834C21.7712 6.47439 22.8431 3.90027 23.1116 1.53721L26.5271 7.45296C26.2603 6.56057 24.8761 6.85681 24.1998 6.74477C23.6668 6.65648 23.0743 6.22668 22.5102 6.42461C22.0303 6.59302 21.6351 7.9007 21.4031 8.31515C20.6039 9.7428 19.5295 11.0261 18.6317 12.3971L15.2267 6.49936C15.0402 6.78043 14.854 7.06178 14.6701 7.3446C14.5069 7.59564 14.3438 7.84676 14.1817 8.09852C13.024 9.89661 14.8115 7.38416 15.0631 7.01348C16.1254 5.44806 17.1297 3.84088 18.1235 2.23086L21.5446 8.15626C21.7692 7.93659 20.1688 9.37298 20.0853 9.45309C18.9916 10.5025 17.8981 11.5085 16.6146 12.3193C12.719 14.7803 7.46932 15.9939 3.80575 12.5165L0.388205 6.59716C-0.612471 5.09577 0.794717 3.60699 1.79669 2.51288C4.0722 0.0281166 9.04034 -1.26243 11.8584 0.940852L15.277 6.86193C15.8781 7.5812 14.2543 8.2398 13.7614 8.43282C11.5607 9.29471 9.63877 8.66354 7.48626 8.83435Z" calligra:nodeTypes="ccccccccccccccccccccccccccccccccccccccccccccccccccccccccccccccccccccccccccccccccccccccccccccccccccccccc">
          <draw:glue-point draw:id="4" svg:x="0.50000000000pt" svg:y="0.50000000000pt" draw:align="center"/>
        </draw:path>
        <draw:path draw:style-name="gr6" xml:id="shape-33" draw:id="shape-33" draw:layer="" svg:width="5.53227033231pt" svg:height="6.41709543563pt" svg:x="316.87435692264pt" svg:y="401.73999326795pt" svg:viewBox="0 0 6 6" svg:d="M1.7142 3.43719C1.1428 2.4475 0.571402 1.4578 0 0.468108C0.700643 0.518419 1.78754 -0.0992798 2.29612 0C2.71015 0.0808211 3.74179 2.50397 3.92399 2.81955C4.63517 4.05136 6.86498 6.17 4.40656 6.36886C4.08228 6.39509 3.75357 6.39913 3.4284 6.40627C2.857 5.41658 2.2856 4.42688 1.7142 3.43719Z" calligra:nodeTypes="ccccccc">
          <draw:glue-point draw:id="4" svg:x="0.50000000000pt" svg:y="0.50000000000pt" draw:align="center"/>
        </draw:path>
        <draw:path draw:style-name="gr6" xml:id="shape-34" draw:id="shape-34" draw:layer="" svg:width="11.84808189774pt" svg:height="20.13945966158pt" svg:x="343.92682713815pt" svg:y="462.92067972456pt" svg:viewBox="0 0 12 20" svg:d="M10.6237 2.12077C11.0318 2.8277 11.4399 3.53462 11.8481 4.24155C11.7913 8.30901 9.11081 14.212 6.50867 17.0813C5.39331 18.3112 3.82278 19.2222 2.44148 20.1395L0 15.9107C1.08511 15.192 2.32032 14.4834 3.30361 13.6364C6.10691 11.2217 7.37166 7.71598 8.4413 4.30572C8.87625 2.91899 9.4189 1.47657 9.39923 1.52265e-15C9.80737 0.706924 10.2155 1.41385 10.6237 2.12077Z" calligra:nodeTypes="ccccccccc">
          <draw:glue-point draw:id="4" svg:x="0.50000000000pt" svg:y="0.50000000000pt" draw:align="center"/>
        </draw:path>
        <draw:path draw:style-name="gr6" xml:id="shape-35" draw:id="shape-35" draw:layer="" svg:width="9.65591036313pt" svg:height="5.42907217425pt" svg:x="348.44370919478pt" svg:y="474.31676221907pt" svg:viewBox="0 0 10 5" svg:d="M1.22443 2.38735C0.816286 1.68043 0.408144 0.973506 0 0.266582C0.584804 0.307588 1.11037 0.0019147 1.68327 1.97778e-06C3.5547 -0.00624613 5.51616 0.448401 7.21679 1.20433L9.65591 5.42901C6.98625 4.23325 5.04215 4.52316 2.44886 4.50813C2.04071 3.8012 1.63257 3.09428 1.22443 2.38735Z" calligra:nodeTypes="ccccccc">
          <draw:glue-point draw:id="4" svg:x="0.50000000000pt" svg:y="0.50000000000pt" draw:align="center"/>
        </draw:path>
        <draw:path draw:style-name="gr6" xml:id="shape-36" draw:id="shape-36" draw:layer="" svg:width="12.48912267940pt" svg:height="21.47894866223pt" svg:x="334.24414869832pt" svg:y="461.65566447602pt" svg:viewBox="0 0 12 21" svg:d="M11.2647 2.12077C11.6728 2.8277 12.081 3.53462 12.4891 4.24155C12.4831 4.67398 11.8733 5.34592 11.663 5.73116C11.1318 6.70389 10.5732 7.66482 10.0512 8.64202C7.71578 13.014 5.54312 17.5866 2.43939 21.4789L0 17.2538C3.12505 13.3661 5.24436 8.78831 7.61997 4.43089C8.22939 3.31309 8.8345 2.18513 9.46734 1.08073C9.54023 0.953537 10.0429 0.195069 10.0403 1.52265e-15C10.4484 0.706924 10.8566 1.41385 11.2647 2.12077Z" calligra:nodeTypes="cccccccccc">
          <draw:glue-point draw:id="4" svg:x="0.50000000000pt" svg:y="0.50000000000pt" draw:align="center"/>
        </draw:path>
        <draw:path draw:style-name="gr6" xml:id="shape-37" draw:id="shape-37" draw:layer="" svg:width="8.91162084778pt" svg:height="16.67343847405pt" svg:x="328.63360913015pt" svg:y="466.18359986345pt" svg:viewBox="0 0 9 17" svg:d="M1.22443 14.5526C0.816286 13.8457 0.408143 13.1388 0 12.4319C0.801898 11.7874 1.36287 10.5223 1.88658 9.66444C3.1381 7.61446 4.05912 5.35682 5.04321 3.16462C5.24595 2.71298 5.98591 0.235094 6.47496 0C6.49512 -0.00969059 7.44044 1.67227 7.47658 1.73486C7.6794 2.08616 9.00711 3.7563 8.90615 4.21095C8.67704 5.24277 7.9024 6.40515 7.47033 7.36867C6.48521 9.56547 5.58159 11.8322 4.32353 13.8854C3.79364 14.7501 3.22969 15.999 2.44886 16.6734C2.04071 15.9665 1.63257 15.2595 1.22443 14.5526Z" calligra:nodeTypes="ccccccccccc">
          <draw:glue-point draw:id="4" svg:x="0.50000000000pt" svg:y="0.50000000000pt" draw:align="center"/>
        </draw:path>
        <draw:path draw:style-name="gr6" xml:id="shape-38" draw:id="shape-38" draw:layer="" svg:width="12.68836965347pt" svg:height="14.07366846145pt" svg:x="321.37351779966pt" svg:y="467.95681176731pt" svg:viewBox="0 0 13 14" svg:d="M12.6884 4.45346C12.2333 4.44233 11.5891 5.98494 11.3648 6.33623C10.0847 8.34066 8.6699 10.2346 7.36524 12.2189C7.19731 12.4743 6.12656 14.5885 5.77579 13.9583L3.33143 9.51536C2.97886 8.39685 3.20899 6.70162 3.51469 5.57293C3.5733 5.35656 3.96083 4.31359 3.74913 4.15875L6.19599 8.60618C5.87845 8.6271 5.50315 9.37201 5.36613 9.60028C4.74163 10.6407 4.31627 11.371 3.51271 12.2279C3.27259 12.484 2.76 13.4461 2.55709 12.82L0.112789 8.37727C0.0631264 7.83868 0.035713 7.30026 0 6.76092L2.44596 11.2067C2.48289 11.7455 2.50673 12.2819 2.55709 12.82L0.112789 8.37727C0.283839 9.01539 0.854204 8.0229 1.07034 7.78865C1.85665 6.93643 2.32822 6.21341 2.93366 5.17628C3.06947 4.94363 3.43211 4.17922 3.74913 4.15875L6.19599 8.60618C6.35977 8.72878 6.04991 9.6457 6.00443 9.82547C5.69668 11.042 5.39263 12.7612 5.77579 13.9583L3.33143 9.51536C3.67176 10.1479 4.61173 8.26057 4.76662 8.02765C6.13453 5.9707 7.59089 3.98211 8.92396 1.89981C9.24043 1.40548 9.66375 0.0158221 10.2389 0.00136857Z" calligra:nodeTypes="ccccccccccccccccccccccccccc">
          <draw:glue-point draw:id="4" svg:x="0.50000000000pt" svg:y="0.50000000000pt" draw:align="center"/>
        </draw:path>
        <draw:path draw:style-name="gr6" xml:id="shape-39" draw:id="shape-39" draw:layer="" svg:width="12.14938400511pt" svg:height="23.50971688102pt" svg:x="340.18402673119pt" svg:y="430.47983658041pt" svg:viewBox="0 0 12 24" svg:d="M8.95464 22.0668C8.31887 22.3338 7.77193 22.9584 7.12566 23.2537C5.35241 24.064 3.65308 22.825 2.81896 21.2985L0.377132 17.0691C-0.526447 15.0694 0.473601 13.0026 1.66766 11.3595C3.98644 8.1686 7.06516 5.95734 9.72789 3.12073L12.1773 7.36322C10.0192 8.74712 6.18307 9.19745 4.59495 6.51126L2.15016 2.27676C1.84485 1.56789 1.76303 0.761389 1.70322 0L4.14754 4.23368C4.20655 4.99782 4.29196 5.80398 4.59495 6.51126L2.15016 2.27676C3.6246 4.77749 7.71979 4.5461 9.72789 3.12073L12.1773 7.36322C9.55382 9.67862 6.66155 12.1818 4.5746 14.9517C3.21213 16.76 1.8018 18.9998 2.81896 21.2985L0.377132 17.0691C1.21199 18.5967 2.908 19.83 4.68188 19.0209C5.35601 18.7135 5.8652 18.1381 6.50521 17.8243Z" calligra:nodeTypes="ccccccccccccccccccccc">
          <draw:glue-point draw:id="4" svg:x="0.50000000000pt" svg:y="0.50000000000pt" draw:align="center"/>
        </draw:path>
        <draw:path draw:style-name="gr6" xml:id="shape-40" draw:id="shape-40" draw:layer="" svg:width="4.84411685197pt" svg:height="7.81454396290pt" svg:x="334.36521375992pt" svg:y="437.34629139794pt" svg:viewBox="0 0 5 8" svg:d="M4.84963 4.24254C4.24168 4.9254 3.69076 5.74884 3.27866 6.54909C3.21016 6.68211 2.60207 8.0057 2.45871 7.79106L0.0107535 3.55106C-0.00805089 3.38202 0.0280126 3.22358 0.0512623 3.05668L2.49675 7.29239C2.4734 7.46336 2.44697 7.61738 2.45871 7.79106L0.0107535 3.55106C0.136833 3.7647 0.751336 2.48526 0.83568 2.31768C1.25218 1.49016 1.82113 0.719077 2.4002 0Z" calligra:nodeTypes="ccccccccccc">
          <draw:glue-point draw:id="4" svg:x="0.50000000000pt" svg:y="0.50000000000pt" draw:align="center"/>
        </draw:path>
        <draw:path draw:style-name="gr6" xml:id="shape-41" draw:id="shape-41" draw:layer="" svg:width="9.20482224350pt" svg:height="13.53998300588pt" svg:x="353.01311026723pt" svg:y="410.47758706025pt" svg:viewBox="0 0 9 14" svg:d="M8.81473 9.50408C7.02136 9.36655 5.22505 11.0185 4.05793 12.1135C3.90183 12.2599 2.48597 13.6155 2.44837 13.5367L0 9.29597C0.197397 8.43385 0.751885 7.51582 1.1631 6.75009C2.19641 4.82598 3.29524 3.21197 4.77509 1.6458C5.38309 1.00234 5.86988 0.235772 6.75979 0L9.20482 4.23492C8.41597 4.44059 8.02401 5.01399 7.48798 5.58899C5.94527 7.24384 4.66595 8.94955 3.60455 10.9788C3.21541 11.7228 2.64847 12.6825 2.44837 13.5367L0 9.29597C0.0320052 9.36297 1.79494 7.7148 1.98726 7.53311C3.07062 6.50958 4.73032 5.23241 6.3653 5.26154Z" calligra:nodeTypes="ccccccccccccccc">
          <draw:glue-point draw:id="4" svg:x="0.50000000000pt" svg:y="0.50000000000pt" draw:align="center"/>
        </draw:path>
        <draw:path draw:style-name="gr5" xml:id="shape-42" draw:id="shape-42" draw:layer="" svg:width="27.19463327904pt" svg:height="0.11426316504pt" svg:x="358.90060138436pt" svg:y="429.17244788274pt" svg:viewBox="0 0 27 0" svg:d="M27.1946 0L0 0.114263" calligra:nodeTypes="cc">
          <draw:glue-point draw:id="4" svg:x="0.50000000000pt" svg:y="0.50000000000pt" draw:align="center"/>
        </draw:path>
        <draw:path draw:style-name="gr6" xml:id="shape-43" draw:id="shape-43" draw:layer="" svg:width="4.70777304968pt" svg:height="8.40939654464pt" svg:x="369.37779732111pt" svg:y="459.35795969905pt" svg:viewBox="0 0 5 8" svg:d="M4.86434 8.44006C4.18403 7.19375 2.61568 6.47656 1.83478 5.22635L0.36867 2.68696C-0.304953 1.38637 0.742172 -1.23561 1.88053 0.748164L3.34727 3.28864C3.63671 4.05846 3.57316 4.87177 2.77375 5.32129L1.3067 2.78028C2.11521 2.32493 2.18006 1.54747 1.88053 0.748164L3.34727 3.28864C2.2519 1.37033 1.12058 3.84215 1.83478 5.22635L0.36867 2.68696C1.14595 3.93676 2.71842 4.65377 3.39483 5.89479Z" calligra:nodeTypes="ccccccccccccc">
          <draw:glue-point draw:id="4" svg:x="0.50000000000pt" svg:y="0.50000000000pt" draw:align="center"/>
        </draw:path>
        <draw:path draw:style-name="gr6" xml:id="shape-44" draw:id="shape-44" draw:layer="" svg:width="10.20777792661pt" svg:height="6.41157150065pt" svg:x="358.44294459360pt" svg:y="458.85103303054pt" svg:viewBox="0 0 10 6" svg:d="M9.47302 1.27591C9.71794 1.70013 9.96286 2.12434 10.2078 2.54855C10.074 2.52677 9.43773 3.28569 9.30706 3.43124C8.7313 4.07256 8.18693 4.74278 7.69945 5.4535C7.14259 6.26536 7.08704 6.88231 6.51185 5.93745C5.82273 4.77597 5.10683 3.62265 4.56498 2.38339L6.03157 4.92361C5.85019 4.64636 4.98984 6.10404 4.84141 6.12991C4.38154 6.21007 3.74256 4.61045 3.14971 4.61375C2.88213 4.61524 2.44086 4.38504 2.24471 4.52953C2.17535 4.58062 1.54991 5.41415 1.46921 5.26314L0 2.7184L0.00284668 2.69244L1.47206 5.23719L1.46921 5.26314L0 2.7184C0.0858629 2.87919 0.62745 2.13771 0.71466 2.04505C0.875529 1.87414 1.48129 2.02867 1.7099 2.07615C2.20364 2.17867 3.00816 3.68257 3.38725 3.58439C3.67396 3.51014 4.37112 2.08002 4.56498 2.38339L6.03157 4.92361C7.316 7.41407 5.47213 4.18394 5.04669 3.39971C5.88264 4.77247 7.20175 1.61237 7.84453 0.898065C7.97244 0.755924 8.61738 -0.017337 8.73826 0.00327714C8.98318 0.42749 9.2281 0.851702 9.47302 1.27591Z" calligra:nodeTypes="ccccccccccccccccccccccccc">
          <draw:glue-point draw:id="4" svg:x="0.50000000000pt" svg:y="0.50000000000pt" draw:align="center"/>
        </draw:path>
        <draw:path draw:style-name="gr6" xml:id="shape-45" draw:id="shape-45" draw:layer="" svg:width="6.55207047875pt" svg:height="13.51195007637pt" svg:x="360.93132777785pt" svg:y="440.91915781374pt" svg:viewBox="0 0 7 14" svg:d="M6.23424 11.2364C4.95782 11.2184 3.17125 9.33937 2.58861 8.28737L1.12623 5.75445C0.549368 4.45354 0.0859214 2.99892 0.408964 1.56847C0.52937 1.03531 1.02575 -0.555166 1.6444 0.351844L3.10909 2.88876C3.40783 3.54844 3.8442 4.31834 3.73427 5.05469C3.36404 7.53457 -0.10498 10.3956 2.02742 13.0056L0.562281 10.4679C2.09946 11.9332 5.84215 10.4643 4.75704 8.17147L6.22394 10.7122C6.13645 10.6071 6.05457 10.4929 5.93249 10.4264L4.46579 7.88601C4.58795 7.95212 4.66966 8.06642 4.75704 8.17147L6.22394 10.7122C7.31175 13.0126 3.55038 14.46 2.02742 13.0056L0.562281 10.4679C-1.58686 7.83562 1.89326 5.0301 2.2684 2.51597C2.37842 1.77868 1.9325 0.988972 1.6444 0.351844L3.10909 2.88876C2.48297 1.96856 1.99745 3.5558 1.87297 4.10418C1.54755 5.5378 2.01139 6.9837 2.58861 8.28737L1.12623 5.75445C1.67201 6.73996 3.53157 8.70845 4.76458 8.69083Z" calligra:nodeTypes="ccccccccccccccccccccccccc">
          <draw:glue-point draw:id="4" svg:x="0.50000000000pt" svg:y="0.50000000000pt" draw:align="center"/>
        </draw:path>
        <draw:path draw:style-name="gr6" xml:id="shape-46" draw:id="shape-46" draw:layer="" svg:width="5.95977462959pt" svg:height="3.71349472438pt" svg:x="355.16107630862pt" svg:y="442.38943042064pt" svg:viewBox="0 0 6 4" svg:d="M5.95977 2.57701C5.47713 3.14435 4.40793 2.48153 3.82875 2.54991C3.21314 2.62258 3.04268 3.44565 2.55517 3.68212C2.21814 3.84561 1.8946 3.35831 1.46768 3.48848L0 0.946387C0.419595 0.823592 0.738781 1.29635 1.06837 1.15051C1.57986 0.924179 1.73377 0.0851422 2.36099 0.00765527C2.90783 -0.0599018 4.04492 0.576831 4.49012 0.0314921Z" calligra:nodeTypes="ccccccccc">
          <draw:glue-point draw:id="4" svg:x="0.50000000000pt" svg:y="0.50000000000pt" draw:align="center"/>
        </draw:path>
        <draw:path draw:style-name="gr6" xml:id="shape-47" draw:id="shape-47" draw:layer="" svg:width="6.57693414953pt" svg:height="7.82967590870pt" svg:x="362.44895124311pt" svg:y="432.01298678921pt" svg:viewBox="0 0 7 8" svg:d="M6.54933 2.54575C6.09309 2.53934 5.36195 3.11078 4.95596 3.31104C3.39396 4.08152 0.361959 5.48575 1.83936 7.63795L0.373159 5.09842C0.966209 5.65036 1.75468 4.89612 1.80445 4.23875L3.27192 6.78049C3.21716 7.43611 2.43173 8.1917 1.83936 7.63795L0.373159 5.09842C-1.13553 2.93695 1.99445 1.52059 3.49292 0.777012C3.90423 0.572911 4.61937 0.00681059 5.07968 0.000233666Z" calligra:nodeTypes="ccccccccccc">
          <draw:glue-point draw:id="4" svg:x="0.50000000000pt" svg:y="0.50000000000pt" draw:align="center"/>
        </draw:path>
        <draw:path draw:style-name="gr6" xml:id="shape-48" draw:id="shape-48" draw:layer="" svg:width="6.69880356294pt" svg:height="5.94811160674pt" svg:x="357.19153357669pt" svg:y="430.08223670741pt" svg:viewBox="0 0 7 6" svg:d="M5.69685 1.27264C5.94177 1.69685 6.18669 2.12106 6.43161 2.54528C5.45423 3.06194 4.25333 4.00384 3.46177 4.83031C3.18892 5.11519 2.76845 5.91745 2.34562 5.94685C1.87122 5.97983 1.65108 5.35737 1.46645 5.02662C-2.9766 -2.66896 2.73048 7.21599 1.00245 4.22296C0.91271 4.06752 0.822967 3.91208 0.733223 3.75664C0.488816 3.33332 0.244408 2.90999 0 2.48666C0.20558 2.85501 0.388518 3.38364 0.87819 3.40519C1.25208 3.42165 1.61697 2.70633 1.84053 2.46352C2.70278 1.52701 3.86969 0.614517 4.96209 9.13714e-16C5.20701 0.424212 5.45193 0.848425 5.69685 1.27264Z" calligra:nodeTypes="cccccccccccc">
          <draw:glue-point draw:id="4" svg:x="0.50000000000pt" svg:y="0.50000000000pt" draw:align="center"/>
        </draw:path>
        <draw:path draw:style-name="gr6" xml:id="shape-49" draw:id="shape-49" draw:layer="" svg:width="1.19524773558pt" svg:height="2.68457116161pt" svg:x="331.65275172669pt" svg:y="480.67203539618pt" svg:viewBox="0 0 1 3" svg:d="M0 0L1.19525 2.68457" calligra:nodeTypes="cc">
          <draw:glue-point draw:id="4" svg:x="0.50000000000pt" svg:y="0.50000000000pt" draw:align="center"/>
        </draw:path>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vg:linearGradient draw:name="gradient1" svg:spreadMethod="pad" svg:x1="-48.802906%" svg:x2="84.576538%" svg:y1="149.996179%" svg:y2="13.302404%">
      <svg:stop svg:offset="0.000476044" svg:stop-color="#000000"/>
      <svg:stop svg:offset="1" svg:stop-color="#000000" svg:stop-opacity="0"/>
    </svg:linearGradient>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3</meta:editing-cycles>
    <dc:date>2016-02-26T16:32:14</dc:date>
    <meta:creation-date>2008-10-27T22:59:39</meta:creation-date>
    <dc:creator>Ramon Christen</dc:creator>
  </office:meta>
</office:document-meta>
</file>